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fo:color="#c9211e" style:font-name="Liberation Sans" fo:language="fr" fo:country="FR" fo:font-style="italic" style:text-underline-style="none" style:font-style-asian="italic" style:font-style-complex="italic"/>
    </style:style>
    <style:style style:name="P2" style:family="paragraph" style:parent-style-name="Standard">
      <style:text-properties style:font-name="Liberation Sans" fo:language="fr" fo:country="FR"/>
    </style:style>
    <style:style style:name="P3" style:family="paragraph" style:parent-style-name="Standard">
      <style:text-properties style:font-name="Liberation Sans" fo:language="fr" fo:country="FR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" style:family="paragraph" style:parent-style-name="Contents_20_Heading">
      <style:text-properties style:font-name="Liberation Sans"/>
    </style:style>
    <style:style style:name="P9" style:family="paragraph" style:parent-style-name="Heading_20_1">
      <style:text-properties fo:color="#00a933" style:font-name="Liberation Sans"/>
    </style:style>
    <style:style style:name="P10" style:family="paragraph" style:parent-style-name="Heading_20_2">
      <style:text-properties fo:color="#2a6099" style:font-name="Liberation Sans"/>
    </style:style>
    <style:style style:name="P11" style:family="paragraph" style:parent-style-name="Heading_20_2">
      <style:text-properties style:font-name="Liberation Sans" officeooo:paragraph-rsid="0145487f"/>
    </style:style>
    <style:style style:name="P12" style:family="paragraph" style:parent-style-name="Heading_20_3">
      <style:text-properties style:font-name="Liberation Sans"/>
    </style:style>
    <style:style style:name="P13" style:family="paragraph" style:parent-style-name="Heading_20_4">
      <style:text-properties style:font-name="Liberation Sans"/>
    </style:style>
    <style:style style:name="P14" style:family="paragraph" style:parent-style-name="Heading_20_4">
      <style:text-properties fo:color="#55308d" fo:font-weight="bold" style:font-weight-asian="bold" style:font-weight-complex="bold"/>
    </style:style>
    <style:style style:name="P15" style:family="paragraph" style:parent-style-name="Text_20_body">
      <style:text-properties style:font-name="Liberation Sans"/>
    </style:style>
    <style:style style:name="P16" style:family="paragraph" style:parent-style-name="Text_20_body">
      <style:text-properties style:font-name="Liberation Sans" officeooo:rsid="007d77ab" officeooo:paragraph-rsid="007d77ab"/>
    </style:style>
    <style:style style:name="P17" style:family="paragraph" style:parent-style-name="Text_20_body">
      <style:text-properties style:font-name="Liberation Sans" officeooo:rsid="01137d47" officeooo:paragraph-rsid="01137d47"/>
    </style:style>
    <style:style style:name="P18" style:family="paragraph" style:parent-style-name="Text_20_body">
      <style:text-properties style:font-name="Liberation Sans" officeooo:rsid="0124751d" officeooo:paragraph-rsid="0124751d"/>
    </style:style>
    <style:style style:name="P19" style:family="paragraph" style:parent-style-name="Text_20_body" style:list-style-name="L1">
      <style:text-properties style:font-name="Liberation Sans" officeooo:paragraph-rsid="012ecce7"/>
    </style:style>
    <style:style style:name="P20" style:family="paragraph" style:parent-style-name="Text_20_body" style:list-style-name="L1">
      <style:text-properties style:font-name="Liberation Sans" officeooo:rsid="0135efe3" officeooo:paragraph-rsid="0138b6db"/>
    </style:style>
    <style:style style:name="P21" style:family="paragraph" style:parent-style-name="Text_20_body">
      <style:text-properties style:font-name="Liberation Sans" fo:font-weight="bold" style:font-weight-asian="bold" style:font-weight-complex="bold"/>
    </style:style>
    <style:style style:name="P22" style:family="paragraph" style:parent-style-name="Text_20_body">
      <style:text-properties style:font-name="Liberation Sans" fo:font-weight="bold" officeooo:paragraph-rsid="0051b231" style:font-weight-asian="bold" style:font-weight-complex="bold"/>
    </style:style>
    <style:style style:name="P23" style:family="paragraph" style:parent-style-name="Text_20_body">
      <style:text-properties style:font-name="Liberation Sans" fo:font-weight="bold" officeooo:rsid="0084ed40" officeooo:paragraph-rsid="0084ed40" style:font-weight-asian="bold" style:font-weight-complex="bold"/>
    </style:style>
    <style:style style:name="P24" style:family="paragraph" style:parent-style-name="Text_20_body">
      <style:text-properties style:font-name="Liberation Sans" fo:font-weight="bold" officeooo:rsid="00ab21cc" officeooo:paragraph-rsid="00ab21cc" style:font-weight-asian="bold" style:font-weight-complex="bold"/>
    </style:style>
    <style:style style:name="P25" style:family="paragraph" style:parent-style-name="Text_20_body">
      <style:text-properties style:font-name="Liberation Sans" fo:font-weight="bold" officeooo:paragraph-rsid="00b17fcb" style:font-weight-asian="bold" style:font-weight-complex="bold"/>
    </style:style>
    <style:style style:name="P26" style:family="paragraph" style:parent-style-name="Text_20_body">
      <style:text-properties style:font-name="Liberation Sans" fo:font-weight="bold" officeooo:rsid="00cb4965" officeooo:paragraph-rsid="00cb4965" style:font-weight-asian="bold" style:font-weight-complex="bold"/>
    </style:style>
    <style:style style:name="P27" style:family="paragraph" style:parent-style-name="Text_20_body">
      <style:text-properties style:font-name="Liberation Sans" fo:font-weight="bold" officeooo:rsid="01e247e5" officeooo:paragraph-rsid="01e247e5" style:font-weight-asian="bold" style:font-weight-complex="bold"/>
    </style:style>
    <style:style style:name="P28" style:family="paragraph" style:parent-style-name="Text_20_body">
      <style:text-properties style:font-name="Liberation Sans" fo:font-weight="bold" officeooo:rsid="01e430bd" officeooo:paragraph-rsid="01e430bd" style:font-weight-asian="bold" style:font-weight-complex="bold"/>
    </style:style>
    <style:style style:name="P29" style:family="paragraph" style:parent-style-name="Text_20_body">
      <style:text-properties style:font-name="Liberation Sans" fo:font-weight="bold" officeooo:rsid="01e5c9b6" officeooo:paragraph-rsid="01e5c9b6" style:font-weight-asian="bold" style:font-weight-complex="bold"/>
    </style:style>
    <style:style style:name="P30" style:family="paragraph" style:parent-style-name="Text_20_body">
      <style:text-properties style:font-name="Liberation Sans" officeooo:paragraph-rsid="0069e66c"/>
    </style:style>
    <style:style style:name="P31" style:family="paragraph" style:parent-style-name="Text_20_body" style:list-style-name="L2">
      <style:text-properties style:font-name="Liberation Sans" officeooo:rsid="0059ecae" officeooo:paragraph-rsid="005c5681"/>
    </style:style>
    <style:style style:name="P32" style:family="paragraph" style:parent-style-name="Text_20_body" style:list-style-name="L3">
      <style:text-properties style:font-name="Liberation Sans"/>
    </style:style>
    <style:style style:name="P33" style:family="paragraph" style:parent-style-name="Text_20_body">
      <style:text-properties style:font-name="Liberation Sans" officeooo:paragraph-rsid="00811418"/>
    </style:style>
    <style:style style:name="P34" style:family="paragraph" style:parent-style-name="Text_20_body">
      <style:text-properties style:font-name="Liberation Sans" officeooo:paragraph-rsid="0064e187"/>
    </style:style>
    <style:style style:name="P35" style:family="paragraph" style:parent-style-name="Text_20_body" style:list-style-name="L4">
      <style:text-properties style:font-name="Liberation Sans" officeooo:paragraph-rsid="00a0f7f2"/>
    </style:style>
    <style:style style:name="P36" style:family="paragraph" style:parent-style-name="Text_20_body" style:list-style-name="L4">
      <style:text-properties style:font-name="Liberation Sans" officeooo:paragraph-rsid="00615a5e"/>
    </style:style>
    <style:style style:name="P37" style:family="paragraph" style:parent-style-name="Text_20_body" style:list-style-name="L4">
      <style:text-properties style:font-name="Liberation Sans" officeooo:paragraph-rsid="0056f1f0"/>
    </style:style>
    <style:style style:name="P38" style:family="paragraph" style:parent-style-name="Text_20_body" style:list-style-name="L4">
      <style:text-properties style:font-name="Liberation Sans" officeooo:paragraph-rsid="009f79d2"/>
    </style:style>
    <style:style style:name="P39" style:family="paragraph" style:parent-style-name="Text_20_body">
      <style:text-properties style:font-name="Liberation Sans" officeooo:rsid="008b365d" officeooo:paragraph-rsid="008b365d"/>
    </style:style>
    <style:style style:name="P40" style:family="paragraph" style:parent-style-name="Text_20_body" style:list-style-name="L5">
      <style:text-properties style:font-name="Liberation Sans" officeooo:rsid="00a3f061" officeooo:paragraph-rsid="00a3f061"/>
    </style:style>
    <style:style style:name="P41" style:family="paragraph" style:parent-style-name="Text_20_body" style:list-style-name="L5">
      <style:text-properties style:font-name="Liberation Sans" officeooo:rsid="00a5cde2" officeooo:paragraph-rsid="00a5cde2"/>
    </style:style>
    <style:style style:name="P42" style:family="paragraph" style:parent-style-name="Text_20_body" style:list-style-name="L5">
      <style:text-properties style:font-name="Liberation Sans" officeooo:rsid="00a7ba41" officeooo:paragraph-rsid="00a7ba41"/>
    </style:style>
    <style:style style:name="P43" style:family="paragraph" style:parent-style-name="Text_20_body">
      <style:text-properties style:font-name="Liberation Sans" officeooo:rsid="018b9d9f" officeooo:paragraph-rsid="018b9d9f"/>
    </style:style>
    <style:style style:name="P44" style:family="paragraph" style:parent-style-name="Text_20_body">
      <style:text-properties style:font-name="Liberation Sans" officeooo:rsid="00ad39b5" officeooo:paragraph-rsid="00ad39b5"/>
    </style:style>
    <style:style style:name="P45" style:family="paragraph" style:parent-style-name="Text_20_body">
      <style:text-properties style:font-name="Liberation Sans" officeooo:rsid="015a1422" officeooo:paragraph-rsid="015a1422"/>
    </style:style>
    <style:style style:name="P46" style:family="paragraph" style:parent-style-name="Text_20_body">
      <style:text-properties style:font-name="Liberation Sans" fo:language="fr" fo:country="FR" fo:font-weight="normal" officeooo:rsid="01585db6" officeooo:paragraph-rsid="01667683" fo:background-color="transparent" style:font-weight-asian="normal" style:font-weight-complex="normal"/>
    </style:style>
    <style:style style:name="P47" style:family="paragraph" style:parent-style-name="Text_20_body">
      <style:text-properties style:font-name="Liberation Sans" fo:language="fr" fo:country="FR" fo:font-weight="normal" officeooo:rsid="017b839a" officeooo:paragraph-rsid="01a2eb5e" fo:background-color="transparent" style:font-weight-asian="normal" style:font-weight-complex="normal"/>
    </style:style>
    <style:style style:name="P48" style:family="paragraph" style:parent-style-name="Text_20_body">
      <style:text-properties style:font-name="Liberation Sans" fo:language="fr" fo:country="FR" fo:font-weight="normal" officeooo:rsid="019ee711" officeooo:paragraph-rsid="01d28702" fo:background-color="transparent" style:font-weight-asian="normal" style:font-weight-complex="normal"/>
    </style:style>
    <style:style style:name="P49" style:family="paragraph" style:parent-style-name="Text_20_body">
      <style:text-properties style:font-name="Liberation Sans" fo:language="fr" fo:country="FR" fo:font-weight="normal" officeooo:rsid="019ee711" officeooo:paragraph-rsid="01f36beb" fo:background-color="transparent" style:font-weight-asian="normal" style:font-weight-complex="normal"/>
    </style:style>
    <style:style style:name="P50" style:family="paragraph" style:parent-style-name="Text_20_body">
      <style:text-properties style:font-name="Liberation Sans" fo:language="fr" fo:country="FR" fo:font-weight="normal" officeooo:rsid="01aa9418" officeooo:paragraph-rsid="01aa9418" fo:background-color="transparent" style:font-weight-asian="normal" style:font-weight-complex="normal"/>
    </style:style>
    <style:style style:name="P51" style:family="paragraph" style:parent-style-name="Text_20_body">
      <style:text-properties style:font-name="Liberation Sans" fo:language="fr" fo:country="FR" fo:font-weight="normal" officeooo:rsid="01aa9418" officeooo:paragraph-rsid="01fcc935" fo:background-color="transparent" style:font-weight-asian="normal" style:font-weight-complex="normal"/>
    </style:style>
    <style:style style:name="P52" style:family="paragraph" style:parent-style-name="Text_20_body" style:list-style-name="L7">
      <style:text-properties style:font-name="Liberation Sans" fo:language="fr" fo:country="FR" fo:font-weight="normal" officeooo:rsid="01add75a" officeooo:paragraph-rsid="01c291b5" fo:background-color="transparent" style:font-weight-asian="normal" style:font-weight-complex="normal"/>
    </style:style>
    <style:style style:name="P53" style:family="paragraph" style:parent-style-name="Text_20_body" style:list-style-name="L7">
      <style:text-properties style:font-name="Liberation Sans" fo:language="fr" fo:country="FR" fo:font-weight="normal" officeooo:rsid="01add75a" officeooo:paragraph-rsid="01c6132b" fo:background-color="transparent" style:font-weight-asian="normal" style:font-weight-complex="normal"/>
    </style:style>
    <style:style style:name="P54" style:family="paragraph" style:parent-style-name="Text_20_body" style:list-style-name="L7">
      <style:text-properties style:font-name="Liberation Sans" fo:language="fr" fo:country="FR" fo:font-weight="normal" officeooo:rsid="01add75a" officeooo:paragraph-rsid="01add75a" fo:background-color="transparent" style:font-weight-asian="normal" style:font-weight-complex="normal"/>
    </style:style>
    <style:style style:name="P55" style:family="paragraph" style:parent-style-name="Text_20_body" style:list-style-name="L7">
      <style:text-properties style:font-name="Liberation Sans" fo:language="fr" fo:country="FR" fo:font-weight="normal" officeooo:rsid="01add75a" officeooo:paragraph-rsid="01feb750" fo:background-color="transparent" style:font-weight-asian="normal" style:font-weight-complex="normal"/>
    </style:style>
    <style:style style:name="P56" style:family="paragraph" style:parent-style-name="Text_20_body" style:list-style-name="L7">
      <style:text-properties style:font-name="Liberation Sans" fo:language="fr" fo:country="FR" fo:font-weight="normal" officeooo:rsid="01add75a" officeooo:paragraph-rsid="02021477" fo:background-color="transparent" style:font-weight-asian="normal" style:font-weight-complex="normal"/>
    </style:style>
    <style:style style:name="P57" style:family="paragraph" style:parent-style-name="Text_20_body">
      <style:text-properties style:font-name="Liberation Sans" fo:language="fr" fo:country="FR" fo:font-weight="normal" officeooo:rsid="01cc2c45" officeooo:paragraph-rsid="01cfd3b5" fo:background-color="transparent" style:font-weight-asian="normal" style:font-weight-complex="normal"/>
    </style:style>
    <style:style style:name="P58" style:family="paragraph" style:parent-style-name="Text_20_body">
      <style:text-properties style:font-name="Liberation Sans" officeooo:paragraph-rsid="017fe638"/>
    </style:style>
    <style:style style:name="P59" style:family="paragraph" style:parent-style-name="Text_20_body">
      <style:text-properties style:font-name="Liberation Sans" officeooo:paragraph-rsid="01d28702"/>
    </style:style>
    <style:style style:name="P60" style:family="paragraph" style:parent-style-name="Text_20_body" style:list-style-name="L6">
      <style:text-properties style:font-name="Liberation Sans" officeooo:rsid="00ba25b7" officeooo:paragraph-rsid="01d28702"/>
    </style:style>
    <style:style style:name="P61" style:family="paragraph" style:parent-style-name="Text_20_body" style:list-style-name="L6">
      <style:text-properties style:font-name="Liberation Sans" officeooo:paragraph-rsid="01d28702"/>
    </style:style>
    <style:style style:name="P62" style:family="paragraph" style:parent-style-name="Text_20_body" style:list-style-name="L6">
      <style:text-properties style:font-name="Liberation Sans" officeooo:rsid="00badd98" officeooo:paragraph-rsid="01d532f7"/>
    </style:style>
    <style:style style:name="P63" style:family="paragraph" style:parent-style-name="Text_20_body">
      <style:text-properties style:font-name="Liberation Sans" officeooo:rsid="00b5030d" officeooo:paragraph-rsid="01d532f7"/>
    </style:style>
    <style:style style:name="P64" style:family="paragraph" style:parent-style-name="Text_20_body">
      <style:text-properties style:font-name="Liberation Sans" officeooo:paragraph-rsid="01d532f7"/>
    </style:style>
    <style:style style:name="P65" style:family="paragraph" style:parent-style-name="Text_20_body">
      <style:text-properties style:font-name="Liberation Sans" officeooo:paragraph-rsid="00cb4965"/>
    </style:style>
    <style:style style:name="P66" style:family="paragraph" style:parent-style-name="Text_20_body">
      <style:text-properties style:font-name="Liberation Sans" officeooo:paragraph-rsid="00d7ddfb"/>
    </style:style>
    <style:style style:name="P67" style:family="paragraph" style:parent-style-name="Text_20_body">
      <style:text-properties style:font-name="Liberation Sans" officeooo:paragraph-rsid="00e24151"/>
    </style:style>
    <style:style style:name="P68" style:family="paragraph" style:parent-style-name="Text_20_body">
      <style:text-properties style:font-name="Liberation Sans" officeooo:rsid="00e8346d" officeooo:paragraph-rsid="00ecde25"/>
    </style:style>
    <style:style style:name="P69" style:family="paragraph" style:parent-style-name="Text_20_body">
      <style:text-properties style:font-name="Liberation Sans" officeooo:paragraph-rsid="00f15f4f"/>
    </style:style>
    <style:style style:name="P70" style:family="paragraph" style:parent-style-name="Text_20_body">
      <style:text-properties style:font-name="Liberation Sans" officeooo:rsid="01e5c9b6" officeooo:paragraph-rsid="01e5c9b6"/>
    </style:style>
    <style:style style:name="P71" style:family="paragraph" style:parent-style-name="Text_20_body">
      <style:text-properties style:font-name="Liberation Sans" officeooo:rsid="01e7dcd0" officeooo:paragraph-rsid="01e7dcd0"/>
    </style:style>
    <style:style style:name="P72" style:family="paragraph" style:parent-style-name="Text_20_body">
      <style:text-properties style:font-name="Liberation Sans" officeooo:rsid="01e7e3c1" officeooo:paragraph-rsid="01e7e3c1"/>
    </style:style>
    <style:style style:name="P73" style:family="paragraph" style:parent-style-name="Text_20_body">
      <style:text-properties style:font-name="Liberation Sans" officeooo:rsid="02039719" officeooo:paragraph-rsid="02039719"/>
    </style:style>
    <style:style style:name="P74" style:family="paragraph" style:parent-style-name="Text_20_body">
      <style:text-properties officeooo:paragraph-rsid="01f36beb"/>
    </style:style>
    <style:style style:name="P75" style:family="paragraph" style:parent-style-name="Text_20_body" style:list-style-name="L7">
      <style:text-properties officeooo:paragraph-rsid="01fe5c0b"/>
    </style:style>
    <style:style style:name="T1" style:family="text">
      <style:text-properties officeooo:rsid="0007bd13"/>
    </style:style>
    <style:style style:name="T2" style:family="text">
      <style:text-properties officeooo:rsid="000a0a66"/>
    </style:style>
    <style:style style:name="T3" style:family="text">
      <style:text-properties officeooo:rsid="0018e0fa"/>
    </style:style>
    <style:style style:name="T4" style:family="text">
      <style:text-properties officeooo:rsid="00363833"/>
    </style:style>
    <style:style style:name="T5" style:family="text">
      <style:text-properties fo:language="fr" fo:country="FR" fo:background-color="transparent" loext:char-shading-value="0"/>
    </style:style>
    <style:style style:name="T6" style:family="text">
      <style:text-properties fo:language="fr" fo:country="FR" officeooo:rsid="0b6d9fd6" fo:background-color="transparent" loext:char-shading-value="0"/>
    </style:style>
    <style:style style:name="T7" style:family="text">
      <style:text-properties fo:language="fr" fo:country="FR" officeooo:rsid="065e7e65" fo:background-color="transparent" loext:char-shading-value="0"/>
    </style:style>
    <style:style style:name="T8" style:family="text">
      <style:text-properties fo:language="fr" fo:country="FR" officeooo:rsid="0b37a2b0" fo:background-color="transparent" loext:char-shading-value="0"/>
    </style:style>
    <style:style style:name="T9" style:family="text">
      <style:text-properties fo:language="fr" fo:country="FR" officeooo:rsid="0b449e7b" fo:background-color="transparent" loext:char-shading-value="0"/>
    </style:style>
    <style:style style:name="T10" style:family="text">
      <style:text-properties fo:language="fr" fo:country="FR" officeooo:rsid="0b3ce6d9" fo:background-color="transparent" loext:char-shading-value="0"/>
    </style:style>
    <style:style style:name="T11" style:family="text">
      <style:text-properties fo:language="fr" fo:country="FR" officeooo:rsid="0b44c400" fo:background-color="transparent" loext:char-shading-value="0"/>
    </style:style>
    <style:style style:name="T12" style:family="text">
      <style:text-properties fo:language="fr" fo:country="FR" officeooo:rsid="0b49cda2" fo:background-color="transparent" loext:char-shading-value="0"/>
    </style:style>
    <style:style style:name="T13" style:family="text">
      <style:text-properties fo:language="fr" fo:country="FR" officeooo:rsid="0b747897" fo:background-color="transparent" loext:char-shading-value="0"/>
    </style:style>
    <style:style style:name="T14" style:family="text">
      <style:text-properties fo:language="fr" fo:country="FR" officeooo:rsid="0b77af9e" fo:background-color="transparent" loext:char-shading-value="0"/>
    </style:style>
    <style:style style:name="T15" style:family="text">
      <style:text-properties fo:language="fr" fo:country="FR" officeooo:rsid="066f4180" fo:background-color="transparent" loext:char-shading-value="0"/>
    </style:style>
    <style:style style:name="T16" style:family="text">
      <style:text-properties fo:language="fr" fo:country="FR" officeooo:rsid="0b4107e1" fo:background-color="transparent" loext:char-shading-value="0"/>
    </style:style>
    <style:style style:name="T17" style:family="text">
      <style:text-properties fo:language="fr" fo:country="FR" officeooo:rsid="067a4061" fo:background-color="transparent" loext:char-shading-value="0"/>
    </style:style>
    <style:style style:name="T18" style:family="text">
      <style:text-properties fo:language="fr" fo:country="FR" officeooo:rsid="005ab023" fo:background-color="transparent" loext:char-shading-value="0"/>
    </style:style>
    <style:style style:name="T19" style:family="text">
      <style:text-properties fo:language="fr" fo:country="FR" officeooo:rsid="005c2f76" fo:background-color="transparent" loext:char-shading-value="0"/>
    </style:style>
    <style:style style:name="T20" style:family="text">
      <style:text-properties fo:language="fr" fo:country="FR" officeooo:rsid="0065d0a4" fo:background-color="transparent" loext:char-shading-value="0"/>
    </style:style>
    <style:style style:name="T21" style:family="text">
      <style:text-properties fo:language="fr" fo:country="FR" officeooo:rsid="00667f60" fo:background-color="transparent" loext:char-shading-value="0"/>
    </style:style>
    <style:style style:name="T22" style:family="text">
      <style:text-properties fo:language="fr" fo:country="FR" officeooo:rsid="006812f5" fo:background-color="transparent" loext:char-shading-value="0"/>
    </style:style>
    <style:style style:name="T23" style:family="text">
      <style:text-properties fo:language="fr" fo:country="FR" officeooo:rsid="00778d78" fo:background-color="transparent" loext:char-shading-value="0"/>
    </style:style>
    <style:style style:name="T24" style:family="text">
      <style:text-properties fo:language="fr" fo:country="FR" officeooo:rsid="008b766f" fo:background-color="transparent" loext:char-shading-value="0"/>
    </style:style>
    <style:style style:name="T25" style:family="text">
      <style:text-properties fo:language="fr" fo:country="FR" fo:font-weight="normal" fo:background-color="transparent" loext:char-shading-value="0" style:font-weight-asian="normal" style:font-weight-complex="normal"/>
    </style:style>
    <style:style style:name="T26" style:family="text">
      <style:text-properties fo:language="fr" fo:country="FR" fo:font-weight="normal" officeooo:rsid="06606ac2" fo:background-color="transparent" loext:char-shading-value="0" style:font-weight-asian="normal" style:font-weight-complex="normal"/>
    </style:style>
    <style:style style:name="T27" style:family="text">
      <style:text-properties fo:language="fr" fo:country="FR" fo:font-weight="normal" officeooo:rsid="0662be78" fo:background-color="transparent" loext:char-shading-value="0" style:font-weight-asian="normal" style:font-weight-complex="normal"/>
    </style:style>
    <style:style style:name="T28" style:family="text">
      <style:text-properties fo:language="fr" fo:country="FR" fo:font-weight="normal" officeooo:rsid="0664b83b" fo:background-color="transparent" loext:char-shading-value="0" style:font-weight-asian="normal" style:font-weight-complex="normal"/>
    </style:style>
    <style:style style:name="T29" style:family="text">
      <style:text-properties fo:language="fr" fo:country="FR" fo:font-weight="normal" officeooo:rsid="066541b8" fo:background-color="transparent" loext:char-shading-value="0" style:font-weight-asian="normal" style:font-weight-complex="normal"/>
    </style:style>
    <style:style style:name="T30" style:family="text">
      <style:text-properties fo:language="fr" fo:country="FR" fo:font-weight="normal" officeooo:rsid="06665a37" fo:background-color="transparent" loext:char-shading-value="0" style:font-weight-asian="normal" style:font-weight-complex="normal"/>
    </style:style>
    <style:style style:name="T31" style:family="text">
      <style:text-properties fo:language="fr" fo:country="FR" fo:font-weight="normal" officeooo:rsid="0b4d74f9" fo:background-color="transparent" loext:char-shading-value="0" style:font-weight-asian="normal" style:font-weight-complex="normal"/>
    </style:style>
    <style:style style:name="T32" style:family="text">
      <style:text-properties fo:language="fr" fo:country="FR" fo:font-weight="normal" officeooo:rsid="067a4061" fo:background-color="transparent" loext:char-shading-value="0" style:font-weight-asian="normal" style:font-weight-complex="normal"/>
    </style:style>
    <style:style style:name="T33" style:family="text">
      <style:text-properties fo:language="fr" fo:country="FR" fo:font-weight="normal" officeooo:rsid="00791626" fo:background-color="transparent" loext:char-shading-value="0" style:font-weight-asian="normal" style:font-weight-complex="normal"/>
    </style:style>
    <style:style style:name="T34" style:family="text">
      <style:text-properties fo:language="fr" fo:country="FR" fo:font-weight="normal" officeooo:rsid="007a5890" fo:background-color="transparent" loext:char-shading-value="0" style:font-weight-asian="normal" style:font-weight-complex="normal"/>
    </style:style>
    <style:style style:name="T35" style:family="text">
      <style:text-properties fo:language="fr" fo:country="FR" fo:font-weight="normal" officeooo:rsid="007bf7d4" fo:background-color="transparent" loext:char-shading-value="0" style:font-weight-asian="normal" style:font-weight-complex="normal"/>
    </style:style>
    <style:style style:name="T36" style:family="text">
      <style:text-properties fo:language="fr" fo:country="FR" fo:font-weight="normal" officeooo:rsid="007f58b2" fo:background-color="transparent" loext:char-shading-value="0" style:font-weight-asian="normal" style:font-weight-complex="normal"/>
    </style:style>
    <style:style style:name="T37" style:family="text">
      <style:text-properties fo:language="fr" fo:country="FR" fo:font-weight="normal" officeooo:rsid="00804fbf" fo:background-color="transparent" loext:char-shading-value="0" style:font-weight-asian="normal" style:font-weight-complex="normal"/>
    </style:style>
    <style:style style:name="T38" style:family="text">
      <style:text-properties fo:language="fr" fo:country="FR" fo:font-weight="normal" officeooo:rsid="00811418" fo:background-color="transparent" loext:char-shading-value="0" style:font-weight-asian="normal" style:font-weight-complex="normal"/>
    </style:style>
    <style:style style:name="T39" style:family="text">
      <style:text-properties fo:language="fr" fo:country="FR" fo:font-weight="normal" officeooo:rsid="0082644b" fo:background-color="transparent" loext:char-shading-value="0" style:font-weight-asian="normal" style:font-weight-complex="normal"/>
    </style:style>
    <style:style style:name="T40" style:family="text">
      <style:text-properties fo:language="fr" fo:country="FR" fo:font-weight="normal" officeooo:rsid="0082ef02" fo:background-color="transparent" loext:char-shading-value="0" style:font-weight-asian="normal" style:font-weight-complex="normal"/>
    </style:style>
    <style:style style:name="T41" style:family="text">
      <style:text-properties fo:language="fr" fo:country="FR" fo:font-weight="normal" officeooo:rsid="00841318" fo:background-color="transparent" loext:char-shading-value="0" style:font-weight-asian="normal" style:font-weight-complex="normal"/>
    </style:style>
    <style:style style:name="T42" style:family="text">
      <style:text-properties fo:language="fr" fo:country="FR" fo:font-weight="normal" officeooo:rsid="008caf7a" fo:background-color="transparent" loext:char-shading-value="0" style:font-weight-asian="normal" style:font-weight-complex="normal"/>
    </style:style>
    <style:style style:name="T43" style:family="text">
      <style:text-properties fo:language="fr" fo:country="FR" fo:font-weight="normal" officeooo:rsid="008e69af" fo:background-color="transparent" loext:char-shading-value="0" style:font-weight-asian="normal" style:font-weight-complex="normal"/>
    </style:style>
    <style:style style:name="T44" style:family="text">
      <style:text-properties fo:language="fr" fo:country="FR" fo:font-weight="normal" officeooo:rsid="00900781" fo:background-color="transparent" loext:char-shading-value="0" style:font-weight-asian="normal" style:font-weight-complex="normal"/>
    </style:style>
    <style:style style:name="T45" style:family="text">
      <style:text-properties fo:language="fr" fo:country="FR" fo:font-weight="normal" officeooo:rsid="00919e00" fo:background-color="transparent" loext:char-shading-value="0" style:font-weight-asian="normal" style:font-weight-complex="normal"/>
    </style:style>
    <style:style style:name="T46" style:family="text">
      <style:text-properties fo:language="fr" fo:country="FR" fo:font-weight="normal" officeooo:rsid="00b25ef7" fo:background-color="transparent" loext:char-shading-value="0" style:font-weight-asian="normal" style:font-weight-complex="normal"/>
    </style:style>
    <style:style style:name="T47" style:family="text">
      <style:text-properties fo:language="fr" fo:country="FR" fo:font-weight="normal" officeooo:rsid="00b3be1b" fo:background-color="transparent" loext:char-shading-value="0" style:font-weight-asian="normal" style:font-weight-complex="normal"/>
    </style:style>
    <style:style style:name="T48" style:family="text">
      <style:text-properties fo:language="fr" fo:country="FR" fo:font-weight="normal" officeooo:rsid="00b6608a" fo:background-color="transparent" loext:char-shading-value="0" style:font-weight-asian="normal" style:font-weight-complex="normal"/>
    </style:style>
    <style:style style:name="T49" style:family="text">
      <style:text-properties fo:language="fr" fo:country="FR" fo:font-weight="normal" officeooo:rsid="00b77aac" fo:background-color="transparent" loext:char-shading-value="0" style:font-weight-asian="normal" style:font-weight-complex="normal"/>
    </style:style>
    <style:style style:name="T50" style:family="text">
      <style:text-properties fo:language="fr" fo:country="FR" fo:font-weight="normal" officeooo:rsid="00badd98" fo:background-color="transparent" loext:char-shading-value="0" style:font-weight-asian="normal" style:font-weight-complex="normal"/>
    </style:style>
    <style:style style:name="T51" style:family="text">
      <style:text-properties fo:language="fr" fo:country="FR" fo:font-weight="normal" officeooo:rsid="00bcd7de" fo:background-color="transparent" loext:char-shading-value="0" style:font-weight-asian="normal" style:font-weight-complex="normal"/>
    </style:style>
    <style:style style:name="T52" style:family="text">
      <style:text-properties fo:language="fr" fo:country="FR" fo:font-weight="normal" officeooo:rsid="00be5786" fo:background-color="transparent" loext:char-shading-value="0" style:font-weight-asian="normal" style:font-weight-complex="normal"/>
    </style:style>
    <style:style style:name="T53" style:family="text">
      <style:text-properties fo:language="fr" fo:country="FR" fo:font-weight="normal" officeooo:rsid="00bf1fed" fo:background-color="transparent" loext:char-shading-value="0" style:font-weight-asian="normal" style:font-weight-complex="normal"/>
    </style:style>
    <style:style style:name="T54" style:family="text">
      <style:text-properties fo:language="fr" fo:country="FR" fo:font-weight="normal" officeooo:rsid="00bf8f23" fo:background-color="transparent" loext:char-shading-value="0" style:font-weight-asian="normal" style:font-weight-complex="normal"/>
    </style:style>
    <style:style style:name="T55" style:family="text">
      <style:text-properties fo:language="fr" fo:country="FR" fo:font-weight="normal" officeooo:rsid="00c022e3" fo:background-color="transparent" loext:char-shading-value="0" style:font-weight-asian="normal" style:font-weight-complex="normal"/>
    </style:style>
    <style:style style:name="T56" style:family="text">
      <style:text-properties fo:language="fr" fo:country="FR" fo:font-weight="normal" officeooo:rsid="00c21764" fo:background-color="transparent" loext:char-shading-value="0" style:font-weight-asian="normal" style:font-weight-complex="normal"/>
    </style:style>
    <style:style style:name="T57" style:family="text">
      <style:text-properties fo:language="fr" fo:country="FR" fo:font-weight="normal" officeooo:rsid="00c36fbc" fo:background-color="transparent" loext:char-shading-value="0" style:font-weight-asian="normal" style:font-weight-complex="normal"/>
    </style:style>
    <style:style style:name="T58" style:family="text">
      <style:text-properties fo:language="fr" fo:country="FR" fo:font-weight="normal" officeooo:rsid="00c16b9f" fo:background-color="transparent" loext:char-shading-value="0" style:font-weight-asian="normal" style:font-weight-complex="normal"/>
    </style:style>
    <style:style style:name="T59" style:family="text">
      <style:text-properties fo:language="fr" fo:country="FR" fo:font-weight="normal" officeooo:rsid="00c38ee1" fo:background-color="transparent" loext:char-shading-value="0" style:font-weight-asian="normal" style:font-weight-complex="normal"/>
    </style:style>
    <style:style style:name="T60" style:family="text">
      <style:text-properties fo:language="fr" fo:country="FR" fo:font-weight="normal" officeooo:rsid="00c3e851" fo:background-color="transparent" loext:char-shading-value="0" style:font-weight-asian="normal" style:font-weight-complex="normal"/>
    </style:style>
    <style:style style:name="T61" style:family="text">
      <style:text-properties fo:language="fr" fo:country="FR" fo:font-weight="normal" officeooo:rsid="00c46e46" fo:background-color="transparent" loext:char-shading-value="0" style:font-weight-asian="normal" style:font-weight-complex="normal"/>
    </style:style>
    <style:style style:name="T62" style:family="text">
      <style:text-properties fo:language="fr" fo:country="FR" fo:font-weight="normal" officeooo:rsid="00c5d012" fo:background-color="transparent" loext:char-shading-value="0" style:font-weight-asian="normal" style:font-weight-complex="normal"/>
    </style:style>
    <style:style style:name="T63" style:family="text">
      <style:text-properties fo:language="fr" fo:country="FR" fo:font-weight="normal" officeooo:rsid="015c28b0" fo:background-color="transparent" loext:char-shading-value="0" style:font-weight-asian="normal" style:font-weight-complex="normal"/>
    </style:style>
    <style:style style:name="T64" style:family="text">
      <style:text-properties fo:language="fr" fo:country="FR" fo:font-weight="normal" officeooo:rsid="015dfb4e" fo:background-color="transparent" loext:char-shading-value="0" style:font-weight-asian="normal" style:font-weight-complex="normal"/>
    </style:style>
    <style:style style:name="T65" style:family="text">
      <style:text-properties fo:language="fr" fo:country="FR" fo:font-weight="normal" officeooo:rsid="01638bed" fo:background-color="transparent" loext:char-shading-value="0" style:font-weight-asian="normal" style:font-weight-complex="normal"/>
    </style:style>
    <style:style style:name="T66" style:family="text">
      <style:text-properties fo:language="fr" fo:country="FR" fo:font-weight="normal" officeooo:rsid="0164d9f0" fo:background-color="transparent" loext:char-shading-value="0" style:font-weight-asian="normal" style:font-weight-complex="normal"/>
    </style:style>
    <style:style style:name="T67" style:family="text">
      <style:text-properties fo:language="fr" fo:country="FR" fo:font-weight="normal" officeooo:rsid="01d57a5e" fo:background-color="transparent" loext:char-shading-value="0" style:font-weight-asian="normal" style:font-weight-complex="normal"/>
    </style:style>
    <style:style style:name="T68" style:family="text">
      <style:text-properties fo:language="fr" fo:country="FR" fo:font-weight="normal" officeooo:rsid="01679cb0" fo:background-color="transparent" loext:char-shading-value="0" style:font-weight-asian="normal" style:font-weight-complex="normal"/>
    </style:style>
    <style:style style:name="T69" style:family="text">
      <style:text-properties fo:language="fr" fo:country="FR" fo:font-weight="normal" officeooo:rsid="016d53ca" fo:background-color="transparent" loext:char-shading-value="0" style:font-weight-asian="normal" style:font-weight-complex="normal"/>
    </style:style>
    <style:style style:name="T70" style:family="text">
      <style:text-properties fo:language="fr" fo:country="FR" fo:font-weight="normal" officeooo:rsid="01690ae2" fo:background-color="transparent" loext:char-shading-value="0" style:font-weight-asian="normal" style:font-weight-complex="normal"/>
    </style:style>
    <style:style style:name="T71" style:family="text">
      <style:text-properties fo:language="fr" fo:country="FR" fo:font-weight="normal" officeooo:rsid="01854242" fo:background-color="transparent" loext:char-shading-value="0" style:font-weight-asian="normal" style:font-weight-complex="normal"/>
    </style:style>
    <style:style style:name="T72" style:family="text">
      <style:text-properties fo:language="fr" fo:country="FR" fo:font-weight="normal" officeooo:rsid="016ee27e" fo:background-color="transparent" loext:char-shading-value="0" style:font-weight-asian="normal" style:font-weight-complex="normal"/>
    </style:style>
    <style:style style:name="T73" style:family="text">
      <style:text-properties fo:language="fr" fo:country="FR" fo:font-weight="normal" officeooo:rsid="017fe638" fo:background-color="transparent" loext:char-shading-value="0" style:font-weight-asian="normal" style:font-weight-complex="normal"/>
    </style:style>
    <style:style style:name="T74" style:family="text">
      <style:text-properties fo:language="fr" fo:country="FR" fo:font-weight="normal" officeooo:rsid="0172586e" fo:background-color="transparent" loext:char-shading-value="0" style:font-weight-asian="normal" style:font-weight-complex="normal"/>
    </style:style>
    <style:style style:name="T75" style:family="text">
      <style:text-properties fo:language="fr" fo:country="FR" fo:font-weight="normal" officeooo:rsid="01879b86" fo:background-color="transparent" loext:char-shading-value="0" style:font-weight-asian="normal" style:font-weight-complex="normal"/>
    </style:style>
    <style:style style:name="T76" style:family="text">
      <style:text-properties fo:language="fr" fo:country="FR" fo:font-weight="normal" style:font-weight-asian="normal" style:font-weight-complex="normal"/>
    </style:style>
    <style:style style:name="T77" style:family="text">
      <style:text-properties fo:language="fr" fo:country="FR" fo:font-weight="normal" officeooo:rsid="0b5f6eaa" style:font-weight-asian="normal" style:font-weight-complex="normal"/>
    </style:style>
    <style:style style:name="T78" style:family="text">
      <style:text-properties fo:language="fr" fo:country="FR" fo:font-weight="normal" officeooo:rsid="0b5fcd40" style:font-weight-asian="normal" style:font-weight-complex="normal"/>
    </style:style>
    <style:style style:name="T79" style:family="text">
      <style:text-properties fo:language="fr" fo:country="FR" fo:font-weight="normal" officeooo:rsid="0b60eff0" style:font-weight-asian="normal" style:font-weight-complex="normal"/>
    </style:style>
    <style:style style:name="T80" style:family="text">
      <style:text-properties fo:language="fr" fo:country="FR" fo:font-weight="normal" officeooo:rsid="0b62dabc" style:font-weight-asian="normal" style:font-weight-complex="normal"/>
    </style:style>
    <style:style style:name="T81" style:family="text">
      <style:text-properties fo:language="fr" fo:country="FR" fo:font-weight="bold" officeooo:rsid="0675f07f" fo:background-color="transparent" loext:char-shading-value="0" style:font-weight-asian="bold" style:font-weight-complex="bold"/>
    </style:style>
    <style:style style:name="T82" style:family="text">
      <style:text-properties fo:language="fr" fo:country="FR" fo:font-weight="bold" officeooo:rsid="0b527ea1" fo:background-color="transparent" loext:char-shading-value="0" style:font-weight-asian="bold" style:font-weight-complex="bold"/>
    </style:style>
    <style:style style:name="T83" style:family="text">
      <style:text-properties fo:language="fr" fo:country="FR" fo:font-weight="bold" officeooo:rsid="067a4061" fo:background-color="transparent" loext:char-shading-value="0" style:font-weight-asian="bold" style:font-weight-complex="bold"/>
    </style:style>
    <style:style style:name="T84" style:family="text">
      <style:text-properties fo:language="fr" fo:country="FR" fo:font-weight="bold" officeooo:rsid="009f79d2" fo:background-color="transparent" loext:char-shading-value="0" style:font-weight-asian="bold" style:font-weight-complex="bold"/>
    </style:style>
    <style:style style:name="T85" style:family="text">
      <style:text-properties fo:language="fr" fo:country="FR" fo:font-weight="bold" officeooo:rsid="0b666e5c" style:font-weight-asian="bold" style:font-weight-complex="bold"/>
    </style:style>
    <style:style style:name="T86" style:family="text">
      <style:text-properties fo:language="fr" fo:country="FR" fo:font-weight="bold" officeooo:rsid="0b675bb6" style:font-weight-asian="bold" style:font-weight-complex="bold"/>
    </style:style>
    <style:style style:name="T87" style:family="text">
      <style:text-properties fo:color="#55308d"/>
    </style:style>
    <style:style style:name="T88" style:family="text">
      <style:text-properties fo:color="#55308d" officeooo:rsid="0b2aa1c9"/>
    </style:style>
    <style:style style:name="T89" style:family="text">
      <style:text-properties fo:color="#55308d" officeooo:rsid="0b2c1cbc"/>
    </style:style>
    <style:style style:name="T90" style:family="text">
      <style:text-properties fo:color="#55308d" fo:language="fr" fo:country="FR" fo:font-weight="bold" fo:background-color="transparent" loext:char-shading-value="0" style:font-weight-asian="bold" style:font-weight-complex="bold"/>
    </style:style>
    <style:style style:name="T91" style:family="text">
      <style:text-properties fo:color="#55308d" fo:language="fr" fo:country="FR" fo:font-weight="bold" officeooo:rsid="0b43fe43" fo:background-color="transparent" loext:char-shading-value="0" style:font-weight-asian="bold" style:font-weight-complex="bold"/>
    </style:style>
    <style:style style:name="T92" style:family="text">
      <style:text-properties fo:color="#55308d" fo:language="fr" fo:country="FR" fo:font-weight="bold" officeooo:rsid="0b449e7b" fo:background-color="transparent" loext:char-shading-value="0" style:font-weight-asian="bold" style:font-weight-complex="bold"/>
    </style:style>
    <style:style style:name="T93" style:family="text">
      <style:text-properties fo:color="#55308d" fo:language="fr" fo:country="FR" fo:font-weight="bold" officeooo:rsid="0b44c400" fo:background-color="transparent" loext:char-shading-value="0" style:font-weight-asian="bold" style:font-weight-complex="bold"/>
    </style:style>
    <style:style style:name="T94" style:family="text">
      <style:text-properties fo:color="#55308d" fo:language="fr" fo:country="FR" fo:font-weight="bold" officeooo:rsid="0b4107e1" fo:background-color="transparent" loext:char-shading-value="0" style:font-weight-asian="bold" style:font-weight-complex="bold"/>
    </style:style>
    <style:style style:name="T95" style:family="text">
      <style:text-properties fo:color="#55308d" fo:language="fr" fo:country="FR" fo:font-weight="bold" officeooo:rsid="0b588e4f" fo:background-color="transparent" loext:char-shading-value="0" style:font-weight-asian="bold" style:font-weight-complex="bold"/>
    </style:style>
    <style:style style:name="T96" style:family="text">
      <style:text-properties fo:color="#55308d" fo:language="fr" fo:country="FR" fo:font-weight="bold" officeooo:rsid="0b6b9a09" fo:background-color="transparent" loext:char-shading-value="0" style:font-weight-asian="bold" style:font-weight-complex="bold"/>
    </style:style>
    <style:style style:name="T97" style:family="text">
      <style:text-properties fo:color="#55308d" fo:language="fr" fo:country="FR" fo:font-weight="bold" style:font-weight-asian="bold" style:font-weight-complex="bold"/>
    </style:style>
    <style:style style:name="T98" style:family="text">
      <style:text-properties fo:color="#55308d" fo:language="fr" fo:country="FR" fo:font-weight="bold" officeooo:rsid="0b60eff0" style:font-weight-asian="bold" style:font-weight-complex="bold"/>
    </style:style>
    <style:style style:name="T99" style:family="text">
      <style:text-properties fo:color="#55308d" fo:language="fr" fo:country="FR" fo:font-weight="bold" officeooo:rsid="0b62dabc" style:font-weight-asian="bold" style:font-weight-complex="bold"/>
    </style:style>
    <style:style style:name="T100" style:family="text">
      <style:text-properties fo:color="#55308d" fo:font-weight="bold" fo:background-color="transparent" loext:char-shading-value="0" style:font-weight-asian="bold" style:font-weight-complex="bold"/>
    </style:style>
    <style:style style:name="T101" style:family="text">
      <style:text-properties fo:color="#55308d" fo:font-weight="bold" officeooo:rsid="067a4061" fo:background-color="transparent" loext:char-shading-value="0" style:font-weight-asian="bold" style:font-weight-complex="bold"/>
    </style:style>
    <style:style style:name="T102" style:family="text">
      <style:text-properties fo:color="#55308d" fo:font-weight="bold" officeooo:rsid="0b68c968" fo:background-color="transparent" loext:char-shading-value="0" style:font-weight-asian="bold" style:font-weight-complex="bold"/>
    </style:style>
    <style:style style:name="T103" style:family="text">
      <style:text-properties fo:color="#55308d" fo:font-weight="bold" officeooo:rsid="0b6f72df" fo:background-color="transparent" loext:char-shading-value="0" style:font-weight-asian="bold" style:font-weight-complex="bold"/>
    </style:style>
    <style:style style:name="T104" style:family="text">
      <style:text-properties fo:color="#55308d" fo:font-weight="bold" style:font-weight-asian="bold" style:font-weight-complex="bold"/>
    </style:style>
    <style:style style:name="T105" style:family="text">
      <style:text-properties fo:color="#55308d" fo:font-weight="bold" officeooo:rsid="00a4cf7f" style:font-weight-asian="bold" style:font-weight-complex="bold"/>
    </style:style>
    <style:style style:name="T106" style:family="text">
      <style:text-properties fo:color="#55308d" fo:font-weight="bold" officeooo:rsid="00a8700b" style:font-weight-asian="bold" style:font-weight-complex="bold"/>
    </style:style>
    <style:style style:name="T107" style:family="text">
      <style:text-properties fo:color="#55308d" fo:font-weight="bold" officeooo:rsid="00f28f10" style:font-weight-asian="bold" style:font-weight-complex="bold"/>
    </style:style>
    <style:style style:name="T108" style:family="text">
      <style:text-properties fo:color="#55308d" fo:font-weight="bold" officeooo:rsid="00d7ddfb" style:font-weight-asian="bold" style:font-weight-complex="bold"/>
    </style:style>
    <style:style style:name="T109" style:family="text">
      <style:text-properties fo:color="#55308d" fo:font-weight="bold" officeooo:rsid="00d979ef" style:font-weight-asian="bold" style:font-weight-complex="bold"/>
    </style:style>
    <style:style style:name="T110" style:family="text">
      <style:text-properties fo:color="#55308d" fo:font-weight="bold" officeooo:rsid="00ea2b2f" style:font-weight-asian="bold" style:font-weight-complex="bold"/>
    </style:style>
    <style:style style:name="T111" style:family="text">
      <style:text-properties fo:color="#55308d" fo:font-weight="bold" officeooo:rsid="00e24151" style:font-weight-asian="bold" style:font-weight-complex="bold"/>
    </style:style>
    <style:style style:name="T112" style:family="text">
      <style:text-properties fo:color="#55308d" fo:font-weight="bold" officeooo:rsid="00e37991" style:font-weight-asian="bold" style:font-weight-complex="bold"/>
    </style:style>
    <style:style style:name="T113" style:family="text">
      <style:text-properties fo:color="#55308d" officeooo:rsid="0073cc56"/>
    </style:style>
    <style:style style:name="T114" style:family="text">
      <style:text-properties fo:color="#55308d" officeooo:rsid="0071783b"/>
    </style:style>
    <style:style style:name="T115" style:family="text">
      <style:text-properties fo:color="#55308d" officeooo:rsid="006f8e5d"/>
    </style:style>
    <style:style style:name="T116" style:family="text">
      <style:text-properties fo:color="#f58220" fo:language="fr" fo:country="FR" fo:font-weight="bold" officeooo:rsid="06606ac2" fo:background-color="transparent" loext:char-shading-value="0" style:font-weight-asian="bold" style:font-weight-complex="bold"/>
    </style:style>
    <style:style style:name="T117" style:family="text">
      <style:text-properties fo:color="#808080" fo:language="fr" fo:country="FR" fo:font-weight="bold" officeooo:rsid="06665a37" fo:background-color="transparent" loext:char-shading-value="0" style:font-weight-asian="bold" style:font-weight-complex="bold"/>
    </style:style>
    <style:style style:name="T118" style:family="text">
      <style:text-properties fo:color="#808080" fo:font-weight="bold" officeooo:rsid="06665a37" style:font-weight-asian="bold" style:font-weight-complex="bold"/>
    </style:style>
    <style:style style:name="T119" style:family="text">
      <style:text-properties fo:color="#ff8000" fo:language="fr" fo:country="FR" fo:font-weight="bold" fo:background-color="transparent" loext:char-shading-value="0" style:font-weight-asian="bold" style:font-weight-complex="bold"/>
    </style:style>
    <style:style style:name="T120" style:family="text">
      <style:text-properties fo:color="#ff8000" fo:language="fr" fo:country="FR" fo:font-weight="bold" officeooo:rsid="0b4dc875" fo:background-color="transparent" loext:char-shading-value="0" style:font-weight-asian="bold" style:font-weight-complex="bold"/>
    </style:style>
    <style:style style:name="T121" style:family="text">
      <style:text-properties fo:color="#ff8000" fo:language="fr" fo:country="FR" fo:font-weight="bold" officeooo:rsid="06665a37" fo:background-color="transparent" loext:char-shading-value="0" style:font-weight-asian="bold" style:font-weight-complex="bold"/>
    </style:style>
    <style:style style:name="T122" style:family="text">
      <style:text-properties fo:color="#ff8000" fo:language="fr" fo:country="FR" fo:font-weight="bold" officeooo:rsid="00badd98" fo:background-color="transparent" loext:char-shading-value="0" style:font-weight-asian="bold" style:font-weight-complex="bold"/>
    </style:style>
    <style:style style:name="T123" style:family="text">
      <style:text-properties fo:color="#ff8000" officeooo:rsid="01551ee4"/>
    </style:style>
    <style:style style:name="T124" style:family="text">
      <style:text-properties fo:color="#ff8000" fo:font-weight="bold" officeooo:rsid="015a1422" style:font-weight-asian="bold" style:font-weight-complex="bold"/>
    </style:style>
    <style:style style:name="T125" style:family="text">
      <style:text-properties fo:color="#ff8000" fo:font-weight="bold" officeooo:rsid="01a2eb5e" style:font-weight-asian="bold" style:font-weight-complex="bold"/>
    </style:style>
    <style:style style:name="T126" style:family="text">
      <style:text-properties fo:color="#ff8000" fo:font-weight="bold" officeooo:rsid="01a4f516" style:font-weight-asian="bold" style:font-weight-complex="bold"/>
    </style:style>
    <style:style style:name="T127" style:family="text">
      <style:text-properties fo:color="#ff8000" fo:font-weight="bold" officeooo:rsid="01982d2b" style:font-weight-asian="bold" style:font-weight-complex="bold"/>
    </style:style>
    <style:style style:name="T128" style:family="text">
      <style:text-properties fo:color="#ff8000" fo:font-weight="bold" officeooo:rsid="0b4dc875" style:font-weight-asian="bold" style:font-weight-complex="bold"/>
    </style:style>
    <style:style style:name="T129" style:family="text">
      <style:text-properties fo:color="#ff8000" style:font-name="Liberation Sans" fo:language="fr" fo:country="FR" fo:font-weight="bold" officeooo:rsid="01dbb0fb" fo:background-color="transparent" loext:char-shading-value="0" style:font-weight-asian="bold" style:font-weight-complex="bold"/>
    </style:style>
    <style:style style:name="T130" style:family="text">
      <style:text-properties fo:color="#ff8000" style:font-name="Liberation Sans" fo:language="fr" fo:country="FR" fo:font-weight="bold" officeooo:rsid="01a2eb5e" fo:background-color="transparent" loext:char-shading-value="0" style:font-weight-asian="bold" style:font-weight-complex="bold"/>
    </style:style>
    <style:style style:name="T131" style:family="text">
      <style:text-properties fo:color="#ff8000" style:font-name="Liberation Sans" fo:language="fr" fo:country="FR" fo:font-weight="bold" officeooo:rsid="01a4f516" fo:background-color="transparent" loext:char-shading-value="0" style:font-weight-asian="bold" style:font-weight-complex="bold"/>
    </style:style>
    <style:style style:name="T132" style:family="text">
      <style:text-properties fo:color="#ff8000" style:font-name="Liberation Sans" fo:language="fr" fo:country="FR" fo:font-weight="bold" officeooo:rsid="01982d2b" fo:background-color="transparent" loext:char-shading-value="0" style:font-weight-asian="bold" style:font-weight-complex="bold"/>
    </style:style>
    <style:style style:name="T133" style:family="text">
      <style:text-properties style:use-window-font-color="true" fo:language="fr" fo:country="FR" fo:font-weight="normal" officeooo:rsid="0b55c07a" fo:background-color="transparent" loext:char-shading-value="0" style:font-weight-asian="normal" style:font-weight-complex="normal"/>
    </style:style>
    <style:style style:name="T134" style:family="text">
      <style:text-properties style:use-window-font-color="true" fo:language="fr" fo:country="FR" fo:font-weight="normal" officeooo:rsid="0b581d63" fo:background-color="transparent" loext:char-shading-value="0" style:font-weight-asian="normal" style:font-weight-complex="normal"/>
    </style:style>
    <style:style style:name="T135" style:family="text">
      <style:text-properties style:use-window-font-color="true" fo:language="fr" fo:country="FR" fo:font-weight="normal" officeooo:rsid="0b6b09bf" fo:background-color="transparent" loext:char-shading-value="0" style:font-weight-asian="normal" style:font-weight-complex="normal"/>
    </style:style>
    <style:style style:name="T136" style:family="text">
      <style:text-properties style:use-window-font-color="true" fo:language="fr" fo:country="FR" fo:font-weight="normal" officeooo:rsid="0b6b9a09" fo:background-color="transparent" loext:char-shading-value="0" style:font-weight-asian="normal" style:font-weight-complex="normal"/>
    </style:style>
    <style:style style:name="T137" style:family="text">
      <style:text-properties style:use-window-font-color="true" fo:language="fr" fo:country="FR" fo:font-weight="bold" officeooo:rsid="067a4061" fo:background-color="transparent" loext:char-shading-value="0" style:font-weight-asian="bold" style:font-weight-complex="bold"/>
    </style:style>
    <style:style style:name="T138" style:family="text">
      <style:text-properties style:use-window-font-color="true" fo:language="fr" fo:country="FR" fo:font-weight="bold" officeooo:rsid="00a0f7f2" fo:background-color="transparent" loext:char-shading-value="0" style:font-weight-asian="bold" style:font-weight-complex="bold"/>
    </style:style>
    <style:style style:name="T139" style:family="text">
      <style:text-properties fo:color="#5c2d91" fo:language="fr" fo:country="FR" fo:font-weight="bold" officeooo:rsid="067a4061" fo:background-color="transparent" loext:char-shading-value="0" style:font-weight-asian="bold" style:font-weight-complex="bold"/>
    </style:style>
    <style:style style:name="T140" style:family="text">
      <style:text-properties style:font-name="Liberation Sans" fo:language="fr" fo:country="FR" fo:background-color="transparent" loext:char-shading-value="0"/>
    </style:style>
    <style:style style:name="T141" style:family="text">
      <style:text-properties style:font-name="Liberation Sans" fo:language="fr" fo:country="FR" officeooo:rsid="00c022e3" fo:background-color="transparent" loext:char-shading-value="0"/>
    </style:style>
    <style:style style:name="T142" style:family="text">
      <style:text-properties fo:font-weight="normal" officeooo:rsid="0b55c07a" fo:background-color="transparent" loext:char-shading-value="0" style:font-weight-asian="normal" style:font-weight-complex="normal"/>
    </style:style>
    <style:style style:name="T143" style:family="text">
      <style:text-properties fo:font-weight="normal" officeooo:rsid="0b6a258a" fo:background-color="transparent" loext:char-shading-value="0" style:font-weight-asian="normal" style:font-weight-complex="normal"/>
    </style:style>
    <style:style style:name="T144" style:family="text">
      <style:text-properties fo:font-weight="normal" officeooo:rsid="0b6dfbd5" fo:background-color="transparent" loext:char-shading-value="0" style:font-weight-asian="normal" style:font-weight-complex="normal"/>
    </style:style>
    <style:style style:name="T145" style:family="text">
      <style:text-properties fo:font-weight="normal" officeooo:rsid="0b6f72df" fo:background-color="transparent" loext:char-shading-value="0" style:font-weight-asian="normal" style:font-weight-complex="normal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e16742" style:font-weight-asian="normal" style:font-weight-complex="normal"/>
    </style:style>
    <style:style style:name="T148" style:family="text">
      <style:text-properties fo:font-weight="normal" officeooo:rsid="00ea2b2f" style:font-weight-asian="normal" style:font-weight-complex="normal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121ff05" style:font-weight-asian="bold" style:font-weight-complex="bold"/>
    </style:style>
    <style:style style:name="T151" style:family="text">
      <style:text-properties fo:font-weight="bold" officeooo:rsid="014cdd15" style:font-weight-asian="bold" style:font-weight-complex="bold"/>
    </style:style>
    <style:style style:name="T152" style:family="text">
      <style:text-properties fo:font-weight="bold" officeooo:rsid="01c3f0c0" style:font-weight-asian="bold" style:font-weight-complex="bold"/>
    </style:style>
    <style:style style:name="T153" style:family="text">
      <style:text-properties fo:font-weight="bold" officeooo:rsid="01c51819" style:font-weight-asian="bold" style:font-weight-complex="bold"/>
    </style:style>
    <style:style style:name="T154" style:family="text">
      <style:text-properties fo:font-weight="bold" officeooo:rsid="01c92119" style:font-weight-asian="bold" style:font-weight-complex="bold"/>
    </style:style>
    <style:style style:name="T155" style:family="text">
      <style:text-properties fo:font-weight="bold" officeooo:rsid="00cb4965" style:font-weight-asian="bold" style:font-weight-complex="bold"/>
    </style:style>
    <style:style style:name="T156" style:family="text">
      <style:text-properties fo:font-weight="bold" officeooo:rsid="00e0f3cb" style:font-weight-asian="bold" style:font-weight-complex="bold"/>
    </style:style>
    <style:style style:name="T157" style:family="text">
      <style:text-properties fo:color="#666666" fo:language="fr" fo:country="FR" fo:font-weight="bold" officeooo:rsid="005ab023" fo:background-color="transparent" loext:char-shading-value="0" style:font-weight-asian="bold" style:font-weight-complex="bold"/>
    </style:style>
    <style:style style:name="T158" style:family="text">
      <style:text-properties fo:color="#666666" fo:font-weight="bold" style:font-weight-asian="bold" style:font-weight-complex="bold"/>
    </style:style>
    <style:style style:name="T159" style:family="text">
      <style:text-properties fo:color="#666666" fo:font-weight="bold" officeooo:rsid="01a8ecd6" style:font-weight-asian="bold" style:font-weight-complex="bold"/>
    </style:style>
    <style:style style:name="T160" style:family="text">
      <style:text-properties fo:color="#666666" style:font-name="Liberation Sans" fo:language="fr" fo:country="FR" fo:font-weight="bold" officeooo:rsid="01a8ecd6" fo:background-color="transparent" loext:char-shading-value="0" style:font-weight-asian="bold" style:font-weight-complex="bold"/>
    </style:style>
    <style:style style:name="T161" style:family="text">
      <style:text-properties officeooo:rsid="00a16eb3"/>
    </style:style>
    <style:style style:name="T162" style:family="text">
      <style:text-properties officeooo:rsid="00a35ff1"/>
    </style:style>
    <style:style style:name="T163" style:family="text">
      <style:text-properties officeooo:rsid="00a8700b"/>
    </style:style>
    <style:style style:name="T164" style:family="text">
      <style:text-properties officeooo:rsid="00f485cc"/>
    </style:style>
    <style:style style:name="T165" style:family="text">
      <style:text-properties fo:color="#000000"/>
    </style:style>
    <style:style style:name="T166" style:family="text">
      <style:text-properties fo:color="#000000" officeooo:rsid="0146675e"/>
    </style:style>
    <style:style style:name="T167" style:family="text">
      <style:text-properties fo:color="#000000" fo:font-weight="normal" officeooo:rsid="00ea2b2f" style:font-weight-asian="normal" style:font-weight-complex="normal"/>
    </style:style>
    <style:style style:name="T168" style:family="text">
      <style:text-properties fo:color="#000000" fo:font-weight="normal" officeooo:rsid="00a4cf7f" style:font-weight-asian="normal" style:font-weight-complex="normal"/>
    </style:style>
    <style:style style:name="T169" style:family="text">
      <style:text-properties fo:color="#000000" fo:font-weight="normal" officeooo:rsid="00f57994" style:font-weight-asian="normal" style:font-weight-complex="normal"/>
    </style:style>
    <style:style style:name="T170" style:family="text">
      <style:text-properties fo:color="#000000" fo:font-weight="normal" officeooo:rsid="00ecde25" style:font-weight-asian="normal" style:font-weight-complex="normal"/>
    </style:style>
    <style:style style:name="T171" style:family="text">
      <style:text-properties fo:color="#000000" fo:font-weight="bold" officeooo:rsid="00ecde25" style:font-weight-asian="bold" style:font-weight-complex="bold"/>
    </style:style>
    <style:style style:name="T172" style:family="text">
      <style:text-properties officeooo:rsid="011528eb"/>
    </style:style>
    <style:style style:name="T173" style:family="text">
      <style:text-properties officeooo:rsid="011562d6"/>
    </style:style>
    <style:style style:name="T174" style:family="text">
      <style:text-properties fo:color="#00a933" fo:font-weight="bold" officeooo:rsid="011528eb" style:font-weight-asian="bold" style:font-weight-complex="bold"/>
    </style:style>
    <style:style style:name="T175" style:family="text">
      <style:text-properties fo:color="#00a933" fo:font-weight="bold" officeooo:rsid="011873ad" style:font-weight-asian="bold" style:font-weight-complex="bold"/>
    </style:style>
    <style:style style:name="T176" style:family="text">
      <style:text-properties fo:color="#00a933" fo:font-weight="bold" officeooo:rsid="012f83df" style:font-weight-asian="bold" style:font-weight-complex="bold"/>
    </style:style>
    <style:style style:name="T177" style:family="text">
      <style:text-properties fo:color="#00a933" fo:font-weight="bold" officeooo:rsid="0130584d" style:font-weight-asian="bold" style:font-weight-complex="bold"/>
    </style:style>
    <style:style style:name="T178" style:family="text">
      <style:text-properties fo:color="#00a933" fo:font-weight="bold" officeooo:rsid="01324407" style:font-weight-asian="bold" style:font-weight-complex="bold"/>
    </style:style>
    <style:style style:name="T179" style:family="text">
      <style:text-properties fo:color="#00a933" fo:font-weight="bold" officeooo:rsid="012ecce7" style:font-weight-asian="bold" style:font-weight-complex="bold"/>
    </style:style>
    <style:style style:name="T180" style:family="text">
      <style:text-properties fo:color="#00a933" fo:font-weight="bold" officeooo:rsid="01394e81" style:font-weight-asian="bold" style:font-weight-complex="bold"/>
    </style:style>
    <style:style style:name="T181" style:family="text">
      <style:text-properties officeooo:rsid="0115f8a4"/>
    </style:style>
    <style:style style:name="T182" style:family="text">
      <style:text-properties officeooo:rsid="01170c42"/>
    </style:style>
    <style:style style:name="T183" style:family="text">
      <style:text-properties officeooo:rsid="01192d25"/>
    </style:style>
    <style:style style:name="T184" style:family="text">
      <style:text-properties officeooo:rsid="011f46f1"/>
    </style:style>
    <style:style style:name="T185" style:family="text">
      <style:text-properties officeooo:rsid="0120b076"/>
    </style:style>
    <style:style style:name="T186" style:family="text">
      <style:text-properties officeooo:rsid="0121ff05"/>
    </style:style>
    <style:style style:name="T187" style:family="text">
      <style:text-properties officeooo:rsid="0125ea62"/>
    </style:style>
    <style:style style:name="T188" style:family="text">
      <style:text-properties officeooo:rsid="012b0fd3"/>
    </style:style>
    <style:style style:name="T189" style:family="text">
      <style:text-properties officeooo:rsid="012ca84a"/>
    </style:style>
    <style:style style:name="T190" style:family="text">
      <style:text-properties officeooo:rsid="012cefac"/>
    </style:style>
    <style:style style:name="T191" style:family="text">
      <style:text-properties officeooo:rsid="0130584d"/>
    </style:style>
    <style:style style:name="T192" style:family="text">
      <style:text-properties officeooo:rsid="0130ae92"/>
    </style:style>
    <style:style style:name="T193" style:family="text">
      <style:text-properties officeooo:rsid="01326ac4"/>
    </style:style>
    <style:style style:name="T194" style:family="text">
      <style:text-properties officeooo:rsid="01341a77"/>
    </style:style>
    <style:style style:name="T195" style:family="text">
      <style:text-properties fo:color="#2a6099"/>
    </style:style>
    <style:style style:name="T196" style:family="text">
      <style:text-properties fo:color="#2a6099" officeooo:rsid="0121ff05"/>
    </style:style>
    <style:style style:name="T197" style:family="text">
      <style:text-properties fo:color="#2a6099" officeooo:rsid="0145487f"/>
    </style:style>
    <style:style style:name="T198" style:family="text">
      <style:text-properties officeooo:rsid="0152b0c1"/>
    </style:style>
    <style:style style:name="T199" style:family="text">
      <style:text-properties officeooo:rsid="01549326"/>
    </style:style>
    <style:style style:name="T200" style:family="text">
      <style:text-properties officeooo:rsid="0154bf24"/>
    </style:style>
    <style:style style:name="T201" style:family="text">
      <style:text-properties officeooo:rsid="0158f1a7"/>
    </style:style>
    <style:style style:name="T202" style:family="text">
      <style:text-properties officeooo:rsid="01654a7f"/>
    </style:style>
    <style:style style:name="T203" style:family="text">
      <style:text-properties officeooo:rsid="0165b52e"/>
    </style:style>
    <style:style style:name="T204" style:family="text">
      <style:text-properties officeooo:rsid="01667683"/>
    </style:style>
    <style:style style:name="T205" style:family="text">
      <style:text-properties fo:color="#ff4000" fo:font-weight="bold" style:font-weight-asian="bold" style:font-weight-complex="bold"/>
    </style:style>
    <style:style style:name="T206" style:family="text">
      <style:text-properties fo:color="#ff4000" fo:font-weight="bold" officeooo:rsid="01a0a1fd" style:font-weight-asian="bold" style:font-weight-complex="bold"/>
    </style:style>
    <style:style style:name="T207" style:family="text">
      <style:text-properties fo:color="#ff4000" fo:font-weight="bold" officeooo:rsid="01a88f37" style:font-weight-asian="bold" style:font-weight-complex="bold"/>
    </style:style>
    <style:style style:name="T208" style:family="text">
      <style:text-properties fo:color="#ff4000" fo:font-weight="bold" officeooo:rsid="01ae6206" style:font-weight-asian="bold" style:font-weight-complex="bold"/>
    </style:style>
    <style:style style:name="T209" style:family="text">
      <style:text-properties fo:color="#ff4000" fo:language="fr" fo:country="FR" fo:font-weight="bold" officeooo:rsid="01679cb0" fo:background-color="transparent" loext:char-shading-value="0" style:font-weight-asian="bold" style:font-weight-complex="bold"/>
    </style:style>
    <style:style style:name="T210" style:family="text">
      <style:text-properties fo:color="#ff4000" fo:language="fr" fo:country="FR" fo:font-weight="bold" officeooo:rsid="01690ae2" fo:background-color="transparent" loext:char-shading-value="0" style:font-weight-asian="bold" style:font-weight-complex="bold"/>
    </style:style>
    <style:style style:name="T211" style:family="text">
      <style:text-properties fo:color="#ff4000" style:font-name="Liberation Sans" fo:language="fr" fo:country="FR" fo:font-weight="bold" officeooo:rsid="01add75a" fo:background-color="transparent" loext:char-shading-value="0" style:font-weight-asian="bold" style:font-weight-complex="bold"/>
    </style:style>
    <style:style style:name="T212" style:family="text">
      <style:text-properties fo:color="#ff4000" style:font-name="Liberation Sans" fo:language="fr" fo:country="FR" fo:font-weight="bold" officeooo:rsid="01ae6206" fo:background-color="transparent" loext:char-shading-value="0" style:font-weight-asian="bold" style:font-weight-complex="bold"/>
    </style:style>
    <style:style style:name="T213" style:family="text">
      <style:text-properties officeooo:rsid="0189becf"/>
    </style:style>
    <style:style style:name="T214" style:family="text">
      <style:text-properties officeooo:rsid="018d630a"/>
    </style:style>
    <style:style style:name="T215" style:family="text">
      <style:text-properties officeooo:rsid="018ec0a2"/>
    </style:style>
    <style:style style:name="T216" style:family="text">
      <style:text-properties officeooo:rsid="01901b5d"/>
    </style:style>
    <style:style style:name="T217" style:family="text">
      <style:text-properties officeooo:rsid="0191d433"/>
    </style:style>
    <style:style style:name="T218" style:family="text">
      <style:text-properties officeooo:rsid="0192d0b3"/>
    </style:style>
    <style:style style:name="T219" style:family="text">
      <style:text-properties officeooo:rsid="0194af0d"/>
    </style:style>
    <style:style style:name="T220" style:family="text">
      <style:text-properties officeooo:rsid="019643d1"/>
    </style:style>
    <style:style style:name="T221" style:family="text">
      <style:text-properties officeooo:rsid="01969ab9"/>
    </style:style>
    <style:style style:name="T222" style:family="text">
      <style:text-properties officeooo:rsid="0197146f"/>
    </style:style>
    <style:style style:name="T223" style:family="text">
      <style:text-properties officeooo:rsid="01982d2b"/>
    </style:style>
    <style:style style:name="T224" style:family="text">
      <style:text-properties officeooo:rsid="019987de"/>
    </style:style>
    <style:style style:name="T225" style:family="text">
      <style:text-properties officeooo:rsid="019a468f"/>
    </style:style>
    <style:style style:name="T226" style:family="text">
      <style:text-properties officeooo:rsid="01a0a1fd"/>
    </style:style>
    <style:style style:name="T227" style:family="text">
      <style:text-properties officeooo:rsid="01a25e28"/>
    </style:style>
    <style:style style:name="T228" style:family="text">
      <style:text-properties officeooo:rsid="01a88f37"/>
    </style:style>
    <style:style style:name="T229" style:family="text">
      <style:text-properties officeooo:rsid="01a8ecd6"/>
    </style:style>
    <style:style style:name="T230" style:family="text">
      <style:text-properties officeooo:rsid="01a9f09c"/>
    </style:style>
    <style:style style:name="T231" style:family="text">
      <style:text-properties officeooo:rsid="01ae6206"/>
    </style:style>
    <style:style style:name="T232" style:family="text">
      <style:text-properties officeooo:rsid="01af9458"/>
    </style:style>
    <style:style style:name="T233" style:family="text">
      <style:text-properties officeooo:rsid="01b20b12"/>
    </style:style>
    <style:style style:name="T234" style:family="text">
      <style:text-properties officeooo:rsid="01b52bb0"/>
    </style:style>
    <style:style style:name="T235" style:family="text">
      <style:text-properties officeooo:rsid="01b61187"/>
    </style:style>
    <style:style style:name="T236" style:family="text">
      <style:text-properties officeooo:rsid="01b80e7e"/>
    </style:style>
    <style:style style:name="T237" style:family="text">
      <style:text-properties officeooo:rsid="01bab11e"/>
    </style:style>
    <style:style style:name="T238" style:family="text">
      <style:text-properties officeooo:rsid="01bbd50d"/>
    </style:style>
    <style:style style:name="T239" style:family="text">
      <style:text-properties officeooo:rsid="01becfc1"/>
    </style:style>
    <style:style style:name="T240" style:family="text">
      <style:text-properties officeooo:rsid="01c291b5"/>
    </style:style>
    <style:style style:name="T241" style:family="text">
      <style:text-properties officeooo:rsid="01c3206e"/>
    </style:style>
    <style:style style:name="T242" style:family="text">
      <style:text-properties officeooo:rsid="01c3f0c0"/>
    </style:style>
    <style:style style:name="T243" style:family="text">
      <style:text-properties officeooo:rsid="01caa92f"/>
    </style:style>
    <style:style style:name="T244" style:family="text">
      <style:text-properties officeooo:rsid="01cc040c"/>
    </style:style>
    <style:style style:name="T245" style:family="text">
      <style:text-properties officeooo:rsid="01cc6858"/>
    </style:style>
    <style:style style:name="T246" style:family="text">
      <style:text-properties officeooo:rsid="01cddf53"/>
    </style:style>
    <style:style style:name="T247" style:family="text">
      <style:text-properties officeooo:rsid="007f58b2"/>
    </style:style>
    <style:style style:name="T248" style:family="text">
      <style:text-properties officeooo:rsid="066541b8"/>
    </style:style>
    <style:style style:name="T249" style:family="text">
      <style:text-properties officeooo:rsid="00804fbf"/>
    </style:style>
    <style:style style:name="T250" style:family="text">
      <style:text-properties officeooo:rsid="06665a37"/>
    </style:style>
    <style:style style:name="T251" style:family="text">
      <style:text-properties officeooo:rsid="0b4d74f9"/>
    </style:style>
    <style:style style:name="T252" style:family="text">
      <style:text-properties officeooo:rsid="008caf7a"/>
    </style:style>
    <style:style style:name="T253" style:family="text">
      <style:text-properties officeooo:rsid="01343411"/>
    </style:style>
    <style:style style:name="T254" style:family="text">
      <style:text-properties officeooo:rsid="0137ab45"/>
    </style:style>
    <style:style style:name="T255" style:family="text">
      <style:text-properties officeooo:rsid="013c23dd"/>
    </style:style>
    <style:style style:name="T256" style:family="text">
      <style:text-properties officeooo:rsid="013dc295"/>
    </style:style>
    <style:style style:name="T257" style:family="text">
      <style:text-properties officeooo:rsid="00cd58af"/>
    </style:style>
    <style:style style:name="T258" style:family="text">
      <style:text-properties officeooo:rsid="00cf3dcc"/>
    </style:style>
    <style:style style:name="T259" style:family="text">
      <style:text-properties officeooo:rsid="00d45a03"/>
    </style:style>
    <style:style style:name="T260" style:family="text">
      <style:text-properties officeooo:rsid="00d4ef44"/>
    </style:style>
    <style:style style:name="T261" style:family="text">
      <style:text-properties officeooo:rsid="00de475a"/>
    </style:style>
    <style:style style:name="T262" style:family="text">
      <style:text-properties officeooo:rsid="00de4fba"/>
    </style:style>
    <style:style style:name="T263" style:family="text">
      <style:text-properties officeooo:rsid="00df8d2a"/>
    </style:style>
    <style:style style:name="T264" style:family="text">
      <style:text-properties officeooo:rsid="00dfd814"/>
    </style:style>
    <style:style style:name="T265" style:family="text">
      <style:text-properties officeooo:rsid="00da4780"/>
    </style:style>
    <style:style style:name="T266" style:family="text">
      <style:text-properties officeooo:rsid="00e04cc9"/>
    </style:style>
    <style:style style:name="T267" style:family="text">
      <style:text-properties officeooo:rsid="00dbe037"/>
    </style:style>
    <style:style style:name="T268" style:family="text">
      <style:text-properties officeooo:rsid="00dd91af"/>
    </style:style>
    <style:style style:name="T269" style:family="text">
      <style:text-properties officeooo:rsid="00e0f3cb"/>
    </style:style>
    <style:style style:name="T270" style:family="text">
      <style:text-properties officeooo:rsid="00e16742"/>
    </style:style>
    <style:style style:name="T271" style:family="text">
      <style:text-properties style:font-name="Liberation Sans"/>
    </style:style>
    <style:style style:name="T272" style:family="text">
      <style:text-properties style:font-name="Liberation Sans" fo:language="fr" fo:country="FR" fo:font-weight="normal" officeooo:rsid="0189becf" fo:background-color="transparent" loext:char-shading-value="0" style:font-weight-asian="normal" style:font-weight-complex="normal"/>
    </style:style>
    <style:style style:name="T273" style:family="text">
      <style:text-properties style:font-name="Liberation Sans" fo:language="fr" fo:country="FR" fo:font-weight="normal" officeooo:rsid="0191d433" fo:background-color="transparent" loext:char-shading-value="0" style:font-weight-asian="normal" style:font-weight-complex="normal"/>
    </style:style>
    <style:style style:name="T274" style:family="text">
      <style:text-properties style:font-name="Liberation Sans" fo:language="fr" fo:country="FR" fo:font-weight="normal" officeooo:rsid="0192d0b3" fo:background-color="transparent" loext:char-shading-value="0" style:font-weight-asian="normal" style:font-weight-complex="normal"/>
    </style:style>
    <style:style style:name="T275" style:family="text">
      <style:text-properties style:font-name="Liberation Sans" fo:language="fr" fo:country="FR" fo:font-weight="normal" officeooo:rsid="0194af0d" fo:background-color="transparent" loext:char-shading-value="0" style:font-weight-asian="normal" style:font-weight-complex="normal"/>
    </style:style>
    <style:style style:name="T276" style:family="text">
      <style:text-properties style:font-name="Liberation Sans" fo:language="fr" fo:country="FR" fo:font-weight="normal" officeooo:rsid="019643d1" fo:background-color="transparent" loext:char-shading-value="0" style:font-weight-asian="normal" style:font-weight-complex="normal"/>
    </style:style>
    <style:style style:name="T277" style:family="text">
      <style:text-properties style:font-name="Liberation Sans" fo:language="fr" fo:country="FR" fo:font-weight="normal" officeooo:rsid="01969ab9" fo:background-color="transparent" loext:char-shading-value="0" style:font-weight-asian="normal" style:font-weight-complex="normal"/>
    </style:style>
    <style:style style:name="T278" style:family="text">
      <style:text-properties style:font-name="Liberation Sans" fo:language="fr" fo:country="FR" fo:font-weight="normal" officeooo:rsid="0197146f" fo:background-color="transparent" loext:char-shading-value="0" style:font-weight-asian="normal" style:font-weight-complex="normal"/>
    </style:style>
    <style:style style:name="T279" style:family="text">
      <style:text-properties style:font-name="Liberation Sans" fo:language="fr" fo:country="FR" fo:font-weight="normal" officeooo:rsid="01982d2b" fo:background-color="transparent" loext:char-shading-value="0" style:font-weight-asian="normal" style:font-weight-complex="normal"/>
    </style:style>
    <style:style style:name="T280" style:family="text">
      <style:text-properties style:font-name="Liberation Sans" fo:language="fr" fo:country="FR" fo:font-weight="normal" officeooo:rsid="019987de" fo:background-color="transparent" loext:char-shading-value="0" style:font-weight-asian="normal" style:font-weight-complex="normal"/>
    </style:style>
    <style:style style:name="T281" style:family="text">
      <style:text-properties style:font-name="Liberation Sans" fo:language="fr" fo:country="FR" fo:font-weight="normal" officeooo:rsid="019a468f" fo:background-color="transparent" loext:char-shading-value="0" style:font-weight-asian="normal" style:font-weight-complex="normal"/>
    </style:style>
    <style:style style:name="T282" style:family="text">
      <style:text-properties style:font-name="Liberation Sans" fo:language="fr" fo:country="FR" fo:font-weight="normal" officeooo:rsid="01f54fdc" fo:background-color="transparent" loext:char-shading-value="0" style:font-weight-asian="normal" style:font-weight-complex="normal"/>
    </style:style>
    <style:style style:name="T283" style:family="text">
      <style:text-properties style:font-name="Liberation Sans" fo:language="fr" fo:country="FR" fo:font-weight="normal" officeooo:rsid="01f666e4" fo:background-color="transparent" loext:char-shading-value="0" style:font-weight-asian="normal" style:font-weight-complex="normal"/>
    </style:style>
    <style:style style:name="T284" style:family="text">
      <style:text-properties style:font-name="Liberation Sans" fo:language="fr" fo:country="FR" fo:font-weight="normal" officeooo:rsid="01f6764b" fo:background-color="transparent" loext:char-shading-value="0" style:font-weight-asian="normal" style:font-weight-complex="normal"/>
    </style:style>
    <style:style style:name="T285" style:family="text">
      <style:text-properties style:font-name="Liberation Sans" fo:language="fr" fo:country="FR" fo:font-weight="normal" officeooo:rsid="01add75a" fo:background-color="transparent" loext:char-shading-value="0" style:font-weight-asian="normal" style:font-weight-complex="normal"/>
    </style:style>
    <style:style style:name="T286" style:family="text">
      <style:text-properties style:font-name="Liberation Sans" fo:language="fr" fo:country="FR" fo:font-weight="normal" officeooo:rsid="01c291b5" fo:background-color="transparent" loext:char-shading-value="0" style:font-weight-asian="normal" style:font-weight-complex="normal"/>
    </style:style>
    <style:style style:name="T287" style:family="text">
      <style:text-properties style:font-name="Liberation Sans" fo:language="fr" fo:country="FR" fo:font-weight="normal" officeooo:rsid="01c3f0c0" fo:background-color="transparent" loext:char-shading-value="0" style:font-weight-asian="normal" style:font-weight-complex="normal"/>
    </style:style>
    <style:style style:name="T288" style:family="text">
      <style:text-properties style:font-name="Liberation Sans" fo:language="fr" fo:country="FR" fo:font-weight="normal" officeooo:rsid="01ae6206" fo:background-color="transparent" loext:char-shading-value="0" style:font-weight-asian="normal" style:font-weight-complex="normal"/>
    </style:style>
    <style:style style:name="T289" style:family="text">
      <style:text-properties style:font-name="Liberation Sans" fo:language="fr" fo:country="FR" fo:font-weight="normal" officeooo:rsid="01b20b12" fo:background-color="transparent" loext:char-shading-value="0" style:font-weight-asian="normal" style:font-weight-complex="normal"/>
    </style:style>
    <style:style style:name="T290" style:family="text">
      <style:text-properties style:font-name="Liberation Sans" fo:language="fr" fo:country="FR" fo:font-weight="normal" officeooo:rsid="01fe25f1" fo:background-color="transparent" loext:char-shading-value="0" style:font-weight-asian="normal" style:font-weight-complex="normal"/>
    </style:style>
    <style:style style:name="T291" style:family="text">
      <style:text-properties style:font-name="Liberation Sans" fo:language="fr" fo:country="FR" fo:font-weight="normal" officeooo:rsid="01b61187" fo:background-color="transparent" loext:char-shading-value="0" style:font-weight-asian="normal" style:font-weight-complex="normal"/>
    </style:style>
    <style:style style:name="T292" style:family="text">
      <style:text-properties style:font-name="Liberation Sans" fo:language="fr" fo:country="FR" fo:font-weight="normal" officeooo:rsid="01b80e7e" fo:background-color="transparent" loext:char-shading-value="0" style:font-weight-asian="normal" style:font-weight-complex="normal"/>
    </style:style>
    <style:style style:name="T293" style:family="text">
      <style:text-properties style:font-name="Liberation Sans" fo:language="fr" fo:country="FR" fo:font-weight="bold" officeooo:rsid="01c3f0c0" fo:background-color="transparent" loext:char-shading-value="0" style:font-weight-asian="bold" style:font-weight-complex="bold"/>
    </style:style>
    <style:style style:name="T294" style:family="text">
      <style:text-properties style:font-name="Liberation Sans" fo:language="fr" fo:country="FR" fo:font-weight="bold" officeooo:rsid="01c51819" fo:background-color="transparent" loext:char-shading-value="0" style:font-weight-asian="bold" style:font-weight-complex="bold"/>
    </style:style>
    <style:style style:name="T295" style:family="text">
      <style:text-properties officeooo:rsid="01d8bac2"/>
    </style:style>
    <style:style style:name="T296" style:family="text">
      <style:text-properties officeooo:rsid="01d96225"/>
    </style:style>
    <style:style style:name="T297" style:family="text">
      <style:text-properties officeooo:rsid="01ea45a1"/>
    </style:style>
    <style:style style:name="T298" style:family="text">
      <style:text-properties officeooo:rsid="01eaec54"/>
    </style:style>
    <style:style style:name="T299" style:family="text">
      <style:text-properties officeooo:rsid="01ecb3be"/>
    </style:style>
    <style:style style:name="T300" style:family="text">
      <style:text-properties officeooo:rsid="01ee3c67"/>
    </style:style>
    <style:style style:name="T301" style:family="text">
      <style:text-properties officeooo:rsid="01ef29a1"/>
    </style:style>
    <style:style style:name="T302" style:family="text">
      <style:text-properties officeooo:rsid="01fa6254"/>
    </style:style>
    <style:style style:name="T303" style:family="text">
      <style:text-properties officeooo:rsid="01fe25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.sh : <text:span text:style-name="T1">Affichage de texte </text:span><text:span text:style-name="T2">selon le contexte d’utilisation</text:span></text:p>
      <text:p text:style-name="P2"/>
      <text:table-of-content text:style-name="Sect1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ommaire</text:p>
          </text:index-title>
          <text:p text:style-name="P4"><text:a xlink:type="simple" xlink:href="#__RefHeading___Toc215_3687841530" text:style-name="Index_20_Link" text:visited-style-name="Index_20_Link"><text:span text:style-name="T271">1 : Avant-propos<text:tab/>1</text:span></text:a></text:p>
          <text:p text:style-name="P4"><text:a xlink:type="simple" xlink:href="#__RefHeading___Toc7797_74958400" text:style-name="Index_20_Link" text:visited-style-name="Index_20_Link"><text:span text:style-name="T271">2 : Dépendances du fichier<text:tab/>1</text:span></text:a></text:p>
          <text:p text:style-name="P4"><text:a xlink:type="simple" xlink:href="#__RefHeading___Toc217_3687841530" text:style-name="Index_20_Link" text:visited-style-name="Index_20_Link"><text:span text:style-name="T271">3 : Fonctions<text:tab/>1</text:span></text:a></text:p>
          <text:p text:style-name="P5"><text:a xlink:type="simple" xlink:href="#__RefHeading___Toc7799_74958400" text:style-name="Index_20_Link" text:visited-style-name="Index_20_Link"><text:span text:style-name="T271">3.1 : Fonctions d’écriture et de décoration de texte<text:tab/>1</text:span></text:a></text:p>
          <text:p text:style-name="P6"><text:a xlink:type="simple" xlink:href="#__RefHeading___Toc7801_74958400" text:style-name="Index_20_Link" text:visited-style-name="Index_20_Link"><text:span text:style-name="T271">3.1.1 : Fonctions servant à colorer une partie d'un texte d'une autre couleur<text:tab/>1</text:span></text:a></text:p>
          <text:p text:style-name="P7"><text:a xlink:type="simple" xlink:href="#__RefHeading___Toc7582_3687841530" text:style-name="Index_20_Link" text:visited-style-name="Index_20_Link"><text:span text:style-name="T271">Decho[E/H/N/S]<text:tab/>1</text:span></text:a></text:p>
          <text:p text:style-name="P6"><text:a xlink:type="simple" xlink:href="#__RefHeading___Toc228_3687841530" text:style-name="Index_20_Link" text:visited-style-name="Index_20_Link"><text:span text:style-name="T271">3.1.2 : Affichage d’un message selon le contexte et la valeur de la variable globale MAIN_SCRIPT_LOG<text:tab/>2</text:span></text:a></text:p>
          <text:p text:style-name="P7"><text:a xlink:type="simple" xlink:href="#__RefHeading___Toc7803_74958400" text:style-name="Index_20_Link" text:visited-style-name="Index_20_Link"><text:span text:style-name="T271">Echo[Error/Newstep/Success]<text:tab/>2</text:span></text:a></text:p>
          <text:p text:style-name="P5"><text:a xlink:type="simple" xlink:href="#__RefHeading___Toc7805_74958400" text:style-name="Index_20_Link" text:visited-style-name="Index_20_Link"><text:span text:style-name="T271">3.2 : Fonctions de saut de ligne<text:tab/>4</text:span></text:a></text:p>
        </text:index-body>
      </text:table-of-content>
      <text:p text:style-name="P2"/>
      <text:h text:style-name="P9" text:outline-level="1"><text:bookmark-start text:name="__RefHeading___Toc215_3687841530"/>1 : <text:span text:style-name="T3">Avant-propos</text:span><text:bookmark-end text:name="__RefHeading___Toc215_3687841530"/></text:h>
      <text:p text:style-name="P16">Lisez cette documentation avec la documentation des variables.</text:p>
      <text:p text:style-name="P17">Le fichier <text:span text:style-name="T174">lib/function</text:span><text:span text:style-name="T175">s</text:span><text:span text:style-name="T174">/Echo.sh</text:span><text:span text:style-name="T172"> </text:span><text:span text:style-name="T173">contient tou</text:span><text:span text:style-name="T181">te</text:span><text:span text:style-name="T173">s les </text:span><text:span text:style-name="T182">fonctions </text:span><text:span text:style-name="T183">utiles à la décoration de texte.</text:span></text:p>
      <text:h text:style-name="P9" text:outline-level="1"><text:bookmark-start text:name="__RefHeading___Toc7797_74958400"/>2 : <text:span text:style-name="T185">Dépendances</text:span><text:span text:style-name="T184"> du fichier</text:span><text:bookmark-end text:name="__RefHeading___Toc7797_74958400"/></text:h>
      <text:p text:style-name="P18">Pour <text:span text:style-name="T187">fonctionner correctement, </text:span><text:span text:style-name="T188">il vous faudra sourcer, </text:span><text:span text:style-name="T189">dans le script principal,</text:span><text:span text:style-name="T188"> </text:span><text:span text:style-name="T189">le</text:span><text:span text:style-name="T190">s fichiers suivants :</text:span></text:p>
      <text:list xml:id="list3171958021" text:style-name="L1">
        <text:list-item>
          <text:p text:style-name="P19"><text:span text:style-name="T179">lib/</text:span><text:span text:style-name="T176">variables/</text:span><text:span text:style-name="T177">colors.</text:span><text:span text:style-name="T178">var</text:span><text:span text:style-name="T191"> </text:span><text:span text:style-name="T192">pour </text:span><text:span text:style-name="T194">utiliser</text:span><text:span text:style-name="T193"> les variables </text:span><text:span text:style-name="T253">enregistrant l’encodage de couleur.</text:span></text:p>
        </text:list-item>
        <text:list-item>
          <text:p text:style-name="P20"><text:span text:style-name="T179">lib/</text:span><text:span text:style-name="T176">variables/</text:span><text:span text:style-name="T180">files.sh</text:span><text:span text:style-name="T253"> p</text:span>our <text:span text:style-name="T254">utilis</text:span>er <text:span text:style-name="T254">l</text:span><text:span text:style-name="T255">a variable </text:span><text:span text:style-name="T256">contenant le chemin du fichier de logs.</text:span></text:p>
        </text:list-item>
      </text:list>
      <text:h text:style-name="P9" text:outline-level="1"><text:bookmark-start text:name="__RefHeading___Toc217_3687841530"/><text:span text:style-name="T186">3</text:span> : Fonctions<text:bookmark-end text:name="__RefHeading___Toc217_3687841530"/></text:h>
      <text:h text:style-name="P11" text:outline-level="2"><text:bookmark-start text:name="__RefHeading___Toc7799_74958400"/><text:span text:style-name="T196">3</text:span><text:span text:style-name="T195">.1 : </text:span><text:span text:style-name="T197">Fonctions d’écriture et de décoration de texte</text:span><text:bookmark-end text:name="__RefHeading___Toc7799_74958400"/></text:h>
      <text:h text:style-name="P12" text:outline-level="3"><text:bookmark-start text:name="__RefHeading___Toc7801_74958400"/><text:span text:style-name="T166">3.1.1 : </text:span><text:span text:style-name="T165">Fonctions servant à colorer une partie d'un texte d'une autre couleur</text:span> <text:bookmark-end text:name="__RefHeading___Toc7801_74958400"/></text:h>
      <text:h text:style-name="P13" text:outline-level="4"><text:bookmark-start text:name="__RefHeading___Toc7582_3687841530"/><text:span text:style-name="T87">Decho</text:span><text:span text:style-name="T113">[</text:span><text:span text:style-name="T88">E/</text:span><text:span text:style-name="T89">H</text:span><text:span text:style-name="T88">/</text:span><text:span text:style-name="T87">N/</text:span><text:span text:style-name="T89">S</text:span><text:span text:style-name="T113">]</text:span><text:bookmark-end text:name="__RefHeading___Toc7582_3687841530"/></text:h>
      <text:p text:style-name="P21">Description :</text:p>
      <text:p text:style-name="P30"><text:span text:style-name="T5">C</text:span><text:span text:style-name="T24">hacune de c</text:span><text:span text:style-name="T5">e</text:span><text:span text:style-name="T6">s</text:span><text:span text:style-name="T5"> fonction</text:span><text:span text:style-name="T6">s</text:span><text:span text:style-name="T5"> </text:span><text:span text:style-name="T7">entoure une certaine zone de texte dans un message :</text:span></text:p>
      <text:list xml:id="list2062734456" text:style-name="L2">
        <text:list-item>
          <text:p text:style-name="P31"><text:span text:style-name="T5">normal (écrit directement avec la </text:span><text:span text:style-name="T18">commande </text:span><text:span text:style-name="T157">echo</text:span><text:span text:style-name="T5">) </text:span><text:span text:style-name="T19">(</text:span><text:span text:style-name="T91">Decho</text:span><text:span text:style-name="T19">),</text:span></text:p>
        </text:list-item>
      </text:list>
      <text:list xml:id="list735780724" text:style-name="L3">
        <text:list-item>
          <text:p text:style-name="P32"><text:span text:style-name="T8">d’erreurs (</text:span><text:span text:style-name="T91">DechoE</text:span><text:span text:style-name="T8">),</text:span></text:p>
        </text:list-item>
        <text:list-item>
          <text:p text:style-name="P32"><text:soft-page-break/><text:span text:style-name="T5">de header (</text:span><text:span text:style-name="T90">DechoH</text:span><text:span text:style-name="T5">),</text:span></text:p>
        </text:list-item>
        <text:list-item>
          <text:p text:style-name="P32"><text:span text:style-name="T8">de </text:span><text:span text:style-name="T7">passage à une nouvelle sous-étape </text:span><text:span text:style-name="T9">(</text:span><text:span text:style-name="T92">DechoN</text:span><text:span text:style-name="T9">),</text:span></text:p>
        </text:list-item>
        <text:list-item>
          <text:p text:style-name="P32"><text:span text:style-name="T10">de succès de sous-étape </text:span><text:span text:style-name="T11">(</text:span><text:span text:style-name="T93">DechoS</text:span><text:span text:style-name="T11">)</text:span></text:p>
        </text:list-item>
      </text:list>
      <text:p text:style-name="P15"><text:span text:style-name="T7">pour </text:span><text:span text:style-name="T12">bien le mettre en évidence </text:span><text:span text:style-name="T13">en</text:span><text:span text:style-name="T7"> le color</text:span><text:span text:style-name="T13">ant</text:span><text:span text:style-name="T7"> d’</text:span><text:span text:style-name="T13">une </text:span><text:span text:style-name="T14">autre couleur</text:span><text:span text:style-name="T7">.</text:span></text:p>
      <text:p text:style-name="P22">Paramètre :</text:p>
      <text:p text:style-name="P15"><text:span text:style-name="T116">string </text:span><text:span text:style-name="T26">→</text:span><text:span text:style-name="T27"> Ce paramètre attend la chaîne de caractères contenant la partie du texte à colorer.</text:span></text:p>
      <text:p text:style-name="P21">Fonctionnement :</text:p>
      <text:p text:style-name="P33"><text:span text:style-name="T34">Cha</text:span><text:span text:style-name="T35">cun</text:span><text:span text:style-name="T39">e</text:span><text:span text:style-name="T35"> de ces</text:span><text:span text:style-name="T28"> fonction</text:span><text:span text:style-name="T33">s</text:span><text:span text:style-name="T28"> </text:span><text:span text:style-name="T29">appelle, </text:span><text:span text:style-name="T36">dans un</text:span><text:span text:style-name="T29"> premier </text:span><text:span text:style-name="T37">temps, </text:span><text:span text:style-name="T29">une variable servant à écrire l’encodage de la couleur selon la valeur de retour de la commande </text:span><text:span text:style-name="T117">tput cols</text:span><text:span text:style-name="T30"> </text:span><text:span text:style-name="T31">(</text:span><text:span text:style-name="T42">enregistrée</text:span><text:span text:style-name="T31"> </text:span><text:span text:style-name="T42">dans</text:span><text:span text:style-name="T31"> la première variable </text:span><text:span text:style-name="T120">COL_*</text:span><text:span text:style-name="T31">).</text:span></text:p>
      <text:p text:style-name="P33"><text:span text:style-name="T38">Dans un second temps,</text:span><text:span text:style-name="T30"> elle</text:span><text:span text:style-name="T40">s</text:span><text:span text:style-name="T30"> récupère</text:span><text:span text:style-name="T40">nt</text:span><text:span text:style-name="T30"> la chaîne de caractères passée en argument lors de </text:span><text:span text:style-name="T41">leur</text:span><text:span text:style-name="T30"> appel avant de réécrire l’encodage de la couleur initiale de la chaîne de caractères mère </text:span><text:span text:style-name="T43">via l’appel de la variable </text:span><text:span text:style-name="T44">ayant servi à </text:span><text:span text:style-name="T45">l’</text:span><text:span text:style-name="T44">encoder</text:span><text:span text:style-name="T30">.</text:span></text:p>
      <text:p text:style-name="P21">Utilisation :</text:p>
      <text:p text:style-name="P34"><text:span text:style-name="T15">Appelez</text:span><text:span text:style-name="T5"> </text:span><text:span text:style-name="T23">une de ces</text:span><text:span text:style-name="T5"> fonction</text:span><text:span text:style-name="T23">s</text:span><text:span text:style-name="T5"> </text:span><text:span text:style-name="T15">dans un message pour mettre en évidence une partie du texte importante </text:span><text:span text:style-name="T20">selon son contexte </text:span><text:span text:style-name="T21">(erreur, </text:span><text:span text:style-name="T22">étape ou succès)</text:span><text:span text:style-name="T15">.</text:span></text:p>
      <text:p text:style-name="P15"><text:span text:style-name="T81">Exemple</text:span><text:span text:style-name="T82">s</text:span><text:span text:style-name="T81"> :</text:span></text:p>
      <text:list xml:id="list21814224" text:style-name="L4">
        <text:list-item>
          <text:p text:style-name="P35"><text:span text:style-name="T94">Echo</text:span><text:span text:style-name="T95">Error</text:span><text:span text:style-name="T133"> "</text:span><text:span text:style-name="T134">La </text:span><text:span text:style-name="T135">création du fichier</text:span><text:span text:style-name="T134"> </text:span><text:span text:style-name="T135">$(</text:span><text:span text:style-name="T96">DechoE</text:span><text:span text:style-name="T136"> </text:span><text:span text:style-name="T133">"</text:span><text:span text:style-name="T137">fichier.</text:span><text:span text:style-name="T138">txt</text:span><text:span text:style-name="T133">"</text:span><text:span text:style-name="T135">) </text:span><text:span text:style-name="T136">a échouée."</text:span></text:p>
        </text:list-item>
        <text:list-item>
          <text:p text:style-name="P36"><text:span text:style-name="T97">HeaderStep</text:span><text:span text:style-name="T76"> "</text:span><text:span text:style-name="T77">CRÉATION DU </text:span><text:span text:style-name="T78">FICHIER $(</text:span><text:span text:style-name="T98">DechoH</text:span><text:span text:style-name="T79"> "</text:span><text:span text:style-name="T85">fichier.txt</text:span><text:span text:style-name="T79">"</text:span><text:span text:style-name="T78">) DANS LE</text:span><text:span text:style-name="T77"> DOSSIER </text:span><text:span text:style-name="T78">$(</text:span><text:span text:style-name="T99">DechoH</text:span><text:span text:style-name="T80"> </text:span><text:span text:style-name="T78">"</text:span><text:span text:style-name="T86">$</text:span><text:span text:style-name="T85">dossier</text:span><text:span text:style-name="T78">")</text:span><text:span text:style-name="T76">"</text:span></text:p>
        </text:list-item>
        <text:list-item>
          <text:p text:style-name="P37"><text:span text:style-name="T94">EchoNewstep</text:span><text:span text:style-name="T16"> "</text:span><text:span text:style-name="T17">Création du fichier </text:span><text:span text:style-name="T83">$(</text:span><text:span text:style-name="T139">DechoN</text:span><text:span text:style-name="T83"> "fichier.txt")</text:span><text:span text:style-name="T17"> dans le dossier </text:span><text:span text:style-name="T83">$(</text:span><text:span text:style-name="T139">DechoN</text:span><text:span text:style-name="T83"> "$dossier")</text:span><text:span text:style-name="T32">."</text:span></text:p>
        </text:list-item>
        <text:list-item>
          <text:p text:style-name="P38"><text:span text:style-name="T101">E</text:span><text:span text:style-name="T100">cho</text:span><text:span text:style-name="T102">Success</text:span><text:span text:style-name="T142"> "</text:span><text:span text:style-name="T143">Le fichier </text:span><text:span text:style-name="T144">$(</text:span><text:span text:style-name="T103">DechoS</text:span><text:span text:style-name="T145"> "</text:span><text:span text:style-name="T83">fichier.</text:span><text:span text:style-name="T84">txt</text:span><text:span text:style-name="T145">"</text:span><text:span text:style-name="T144">) a été créé avec succès.</text:span><text:span text:style-name="T142">"</text:span></text:p>
        </text:list-item>
      </text:list>
      <text:p text:style-name="P15"/>
      <text:h text:style-name="P12" text:outline-level="3"><text:bookmark-start text:name="__RefHeading___Toc228_3687841530"/><text:span text:style-name="T150">3.</text:span><text:span text:style-name="T151">1.</text:span>2 : <text:span text:style-name="T4">Affichage d’un message selon le contexte </text:span><text:span text:style-name="T198">et </text:span><text:span text:style-name="T199">la valeur de la variable </text:span><text:span text:style-name="T200">globale </text:span><text:span text:style-name="T123">MAIN_SCRIPT_LOG</text:span><text:bookmark-end text:name="__RefHeading___Toc228_3687841530"/></text:h>
      <text:h text:style-name="P13" text:outline-level="4"><text:bookmark-start text:name="__RefHeading___Toc7803_74958400"/><text:span text:style-name="T87">Echo</text:span><text:span text:style-name="T114">[</text:span><text:span text:style-name="T87">Error/Newstep/</text:span><text:span text:style-name="T115">Success</text:span><text:span text:style-name="T114">]</text:span><text:bookmark-end text:name="__RefHeading___Toc7803_74958400"/></text:h>
      <text:p text:style-name="P23">Description :</text:p>
      <text:p text:style-name="P39">Chacune de ces fonctions, <text:span text:style-name="T162">à appeler selon le contexte,</text:span> <text:span text:style-name="T161">affiche un message :</text:span></text:p>
      <text:list xml:id="list808405871" text:style-name="L5">
        <text:list-item>
          <text:p text:style-name="P40">d’erreur (en rouge) (<text:span text:style-name="T105">EchoError</text:span>),</text:p>
        </text:list-item>
        <text:list-item>
          <text:p text:style-name="P41">de passage à une nouvelle sous-étape (en jaune) (<text:span text:style-name="T104">EchoNewstep</text:span>),</text:p>
        </text:list-item>
        <text:list-item>
          <text:p text:style-name="P42">de succès (en vert) <text:span text:style-name="T163">(</text:span><text:span text:style-name="T106">EchoSuccess</text:span><text:span text:style-name="T163">),</text:span></text:p>
        </text:list-item>
      </text:list>
      <text:p text:style-name="P43"><text:soft-page-break/>avant d<text:span text:style-name="T214">e </text:span><text:span text:style-name="T215">rediriger leurs sorties vers un fichier de logs </text:span><text:span text:style-name="T216">existant.</text:span></text:p>
      <text:p text:style-name="P24">Paramètre<text:span text:style-name="T301">s</text:span> :</text:p>
      <text:p text:style-name="P44"><text:span text:style-name="T116">string </text:span><text:span text:style-name="T26">→</text:span><text:span text:style-name="T27"> Ce paramètre attend la chaîne de caractères contenant la partie du texte à colorer.</text:span></text:p>
      <text:p text:style-name="P45"><text:span text:style-name="T119">timer</text:span><text:span text:style-name="T63"> → Ce paramètre attend </text:span><text:span text:style-name="T64">un nombre entier ou flottant </text:span><text:span text:style-name="T65">pour déterminer le temps de pause du script </text:span><text:span text:style-name="T66">après l’écriture du message.</text:span></text:p>
      <text:p text:style-name="P25">Fonctionnement :</text:p>
      <text:p text:style-name="P46">Chacune de ces fonctions <text:span text:style-name="T201">vérifie dans un premier temps que l</text:span><text:span text:style-name="T202">a valeur du</text:span><text:span text:style-name="T201"> second argument </text:span><text:span text:style-name="T124">timer</text:span><text:span text:style-name="T201"> </text:span><text:span text:style-name="T203">contient </text:span><text:span text:style-name="T204">une valeur.</text:span></text:p>
      <text:p text:style-name="P58"><text:span text:style-name="T209">Si</text:span><text:span text:style-name="T68"> </text:span><text:span text:style-name="T69">aucune valeur n’est passée en argument</text:span><text:span text:style-name="T68">, </text:span><text:span text:style-name="T210">alors</text:span><text:span text:style-name="T70"> </text:span><text:span text:style-name="T71">une</text:span><text:span text:style-name="T72"> </text:span><text:span text:style-name="T73">valeur </text:span><text:span text:style-name="T71">par défaut de 0,5 secondes</text:span><text:span text:style-name="T74"> </text:span><text:span text:style-name="T75">est automatiquement entrée</text:span><text:span text:style-name="T70">.</text:span></text:p>
      <text:p text:style-name="P47">Dans un second temps, <text:span text:style-name="T213">il est nécessaire de vérifier </text:span><text:span text:style-name="T217">si </text:span><text:span text:style-name="T218">une valeur est </text:span><text:span text:style-name="T219">enregistrée dans la variable </text:span><text:span text:style-name="T125">MAIN_SCRIPT_LO</text:span><text:span text:style-name="T126">G</text:span><text:span text:style-name="T219">, qui </text:span><text:span text:style-name="T220">enregistre la manière de </text:span><text:span text:style-name="T221">redirection des sorties de </text:span><text:span text:style-name="T222">ces </text:span><text:span text:style-name="T221">fonctions, </text:span><text:span text:style-name="T223">ainsi que dans la variable </text:span><text:span text:style-name="T127">FILE_LOG_PATH</text:span><text:span text:style-name="T223">, qui </text:span><text:span text:style-name="T224">enregistre le </text:span><text:span text:style-name="T225">chemin du fichier de logs.</text:span></text:p>
      <text:p text:style-name="P48"><text:span text:style-name="T205">Si</text:span> <text:span text:style-name="T226">la variable </text:span><text:span text:style-name="T125">MAIN_SCRIPT_LO</text:span><text:span text:style-name="T126">G</text:span><text:span text:style-name="T226"> </text:span><text:span text:style-name="T206">OU</text:span><text:span text:style-name="T226"> la variable </text:span><text:span text:style-name="T127">FILE_LOG_PATH</text:span><text:span text:style-name="T226"> ne contien</text:span><text:span text:style-name="T227">nent aucune valeur, </text:span><text:span text:style-name="T207">alors</text:span><text:span text:style-name="T228"> </text:span><text:span text:style-name="T229">la commande </text:span><text:span text:style-name="T159">echo</text:span><text:span text:style-name="T229"> est </text:span><text:span text:style-name="T230">appelée pour afficher, </text:span><text:span text:style-name="T247">dans un</text:span><text:span text:style-name="T248"> premier </text:span><text:span text:style-name="T249">temps, </text:span><text:span text:style-name="T248">une variable servant à écrire l’encodage de la couleur selon la valeur de retour de la commande </text:span><text:span text:style-name="T118">tput cols</text:span><text:span text:style-name="T250"> </text:span><text:span text:style-name="T251">(</text:span><text:span text:style-name="T252">enregistrée</text:span><text:span text:style-name="T251"> </text:span><text:span text:style-name="T252">dans</text:span><text:span text:style-name="T251"> la première variable </text:span><text:span text:style-name="T128">COL_*</text:span><text:span text:style-name="T251">).</text:span></text:p>
      <text:p text:style-name="P59"><text:span text:style-name="T38">Dans un second temps,</text:span><text:span text:style-name="T30"> elle</text:span><text:span text:style-name="T40">s</text:span><text:span text:style-name="T30"> récupère</text:span><text:span text:style-name="T40">nt</text:span><text:span text:style-name="T30"> la </text:span><text:span text:style-name="T46">valeur de la variable </text:span><text:span text:style-name="T47">d’encodage de couleur et d’affichage de chevrons :</text:span></text:p>
      <text:list xml:id="list1294656588" text:style-name="L6">
        <text:list-item>
          <text:p text:style-name="P60"><text:span text:style-name="T121">T</text:span><text:span text:style-name="T119">XT_</text:span><text:span text:style-name="T122">R_TAB</text:span><text:span text:style-name="T50"> </text:span><text:span text:style-name="T51">pour les </text:span><text:span text:style-name="T52">messages d’erreur, </text:span><text:span text:style-name="T53">ou</text:span></text:p>
        </text:list-item>
        <text:list-item>
          <text:p text:style-name="P61"><text:span text:style-name="T122">TXT_Y_TAB</text:span><text:span text:style-name="T50"> </text:span><text:span text:style-name="T53">pour les messages de passa</text:span><text:span text:style-name="T54">ge à une nouvelle sous-étape,</text:span></text:p>
        </text:list-item>
        <text:list-item>
          <text:p text:style-name="P62"><text:span text:style-name="T119">TXT_G_TAB</text:span><text:span text:style-name="T25"> </text:span><text:span text:style-name="T55">pour les messages de succès,</text:span></text:p>
        </text:list-item>
      </text:list>
      <text:p text:style-name="P63"><text:span text:style-name="T30">a</text:span><text:span text:style-name="T25">vant d’</text:span><text:span text:style-name="T48">afficher la chaîne de caractères passée en </text:span><text:span text:style-name="T49">argument.</text:span></text:p>
      <text:p text:style-name="P64"><text:span text:style-name="T67">Enfin, d</text:span><text:span text:style-name="T58">ans un </text:span><text:span text:style-name="T57">troisième</text:span><text:span text:style-name="T58"> temps, </text:span><text:span text:style-name="T56">elles </text:span><text:span text:style-name="T59">réinitialisent </text:span><text:span text:style-name="T60">l’encodage de la couleur du texte </text:span><text:span text:style-name="T61">selon </text:span><text:span text:style-name="T62">la configuration du terminal de l’utilisateur.</text:span></text:p>
      <text:p text:style-name="P50"><text:span text:style-name="T205">Sinon</text:span>, <text:span text:style-name="T239">cela suppose qu’une valeur est entrée dans chacune de ces deux variables.</text:span></text:p>
      <text:list xml:id="list560632778" text:style-name="L7">
        <text:list-item>
          <text:p text:style-name="P52"><text:span text:style-name="T205">Si</text:span> <text:span text:style-name="T240">la valeur de la variable </text:span><text:span text:style-name="T125">MAIN_SCRIPT_LO</text:span><text:span text:style-name="T126">G</text:span> <text:span text:style-name="T242">correspond à la chaîne de caractères </text:span><text:span text:style-name="T152">« </text:span><text:span text:style-name="T153">log »</text:span><text:span text:style-name="T242">,</text:span> <text:span text:style-name="T208">alors</text:span><text:span text:style-name="T231"> </text:span><text:span text:style-name="T233">la procédure </text:span><text:span text:style-name="T234">d’affichage de texte est répétée selon la fonction, </text:span><text:span text:style-name="T235">tout en redirigeant chaque sortie vers le fichier de lo</text:span><text:span text:style-name="T236">gs uniquement.</text:span></text:p>
        </text:list-item>
        <text:list-item>
          <text:p text:style-name="P53"><text:span text:style-name="T205">Sinon, si</text:span> <text:span text:style-name="T241">la valeur de la variable </text:span><text:span text:style-name="T125">MAIN_SCRIPT_LO</text:span><text:span text:style-name="T126">G</text:span> <text:span text:style-name="T242">correspond à la chaîne de caractères </text:span><text:span text:style-name="T152">« </text:span><text:span text:style-name="T154">tee</text:span><text:span text:style-name="T153"> »</text:span><text:span text:style-name="T242">,</text:span> <text:span text:style-name="T208">alors</text:span><text:span text:style-name="T231"> </text:span><text:span text:style-name="T233">la procédure </text:span><text:span text:style-name="T234">d’affichage de texte est répétée selon la fonction, </text:span><text:span text:style-name="T235">tout en redirigeant chaque sortie vers le </text:span><text:span text:style-name="T237">terminal et vers </text:span><text:span text:style-name="T238">le </text:span><text:span text:style-name="T235">fichier de lo</text:span><text:span text:style-name="T236">gs.</text:span><text:span text:style-name="T232"> </text:span></text:p>
        </text:list-item>
        <text:list-item>
          <text:p text:style-name="P54"><text:span text:style-name="T205">Sinon</text:span>, <text:span text:style-name="T243">un simple message d’erreur est renvoyé, </text:span><text:span text:style-name="T244">avant de quitter la fonction.</text:span></text:p>
        </text:list-item>
      </text:list>
      <text:p text:style-name="P57"><text:soft-page-break/>Une fois le message écrit, <text:span text:style-name="T245">le script se met en pause selon </text:span><text:span text:style-name="T246">le temps défini par</text:span><text:span text:style-name="T245"> la </text:span><text:span text:style-name="T246">variable </text:span><text:span text:style-name="T124">timer</text:span><text:span text:style-name="T246">.</text:span></text:p>
      <text:p text:style-name="P65"><text:span text:style-name="T155">Utilisation :</text:span></text:p>
      <text:p text:style-name="P66">Appelez <text:span text:style-name="T257">la fonction appropriée </text:span><text:span text:style-name="T258">selon le </text:span><text:span text:style-name="T259">type de</text:span><text:span text:style-name="T258"> </text:span><text:span text:style-name="T259">message à renvoyer</text:span><text:span text:style-name="T258"> : </text:span><text:span text:style-name="T105">EchoError</text:span><text:span text:style-name="T260"> </text:span><text:span text:style-name="T261">quand une erreur s’est produite au cours de l’exécution </text:span><text:span text:style-name="T262">d’une sous étape</text:span><text:span text:style-name="T260">, <text:s/></text:span><text:span text:style-name="T105">Echo</text:span><text:span text:style-name="T108">Newstep</text:span><text:span text:style-name="T260"> pour </text:span><text:span text:style-name="T263">annoncer </text:span><text:span text:style-name="T264">le passage à une nouvelle sous-étape</text:span><text:span text:style-name="T260"> et </text:span><text:span text:style-name="T105">Echo</text:span><text:span text:style-name="T109">Success</text:span><text:span text:style-name="T260"> </text:span><text:span text:style-name="T265">quand</text:span><text:span text:style-name="T260"> </text:span><text:span text:style-name="T265">une sous-étape s’est </text:span><text:span text:style-name="T266">exécutée</text:span><text:span text:style-name="T267"> </text:span><text:span text:style-name="T268">avec succès.</text:span></text:p>
      <text:p text:style-name="P26">Exemple :</text:p>
      <text:p text:style-name="P67"><text:span text:style-name="T105">Echo</text:span><text:span text:style-name="T110">Newstep</text:span><text:span text:style-name="T269"> "Création du fichier </text:span><text:span text:style-name="T270">$(</text:span><text:span text:style-name="T111">D</text:span><text:span text:style-name="T112">e</text:span><text:span text:style-name="T111">choN</text:span><text:span text:style-name="T270"> </text:span><text:span text:style-name="T156">fichier.txt</text:span><text:span text:style-name="T147">).</text:span><text:span text:style-name="T269">"</text:span></text:p>
      <text:p text:style-name="P68"><text:span text:style-name="T158">touch</text:span> "<text:span text:style-name="T149">fichier.txt</text:span><text:span text:style-name="T146">" </text:span><text:span text:style-name="T148">|| </text:span><text:span text:style-name="T105">EchoError</text:span><text:span text:style-name="T167"> </text:span><text:span text:style-name="T168">"</text:span><text:span text:style-name="T169">Impossible de créer le fichier</text:span><text:span text:style-name="T168">" </text:span><text:span text:style-name="T171">&amp;&amp;</text:span><text:span text:style-name="T170"> return</text:span></text:p>
      <text:p text:style-name="P69"><text:span text:style-name="T105">Echo</text:span><text:span text:style-name="T107">Success</text:span> "<text:span text:style-name="T164">Le fichier a été créé avec succès</text:span>"</text:p>
      <text:p text:style-name="P69"/>
      <text:h text:style-name="P10" text:outline-level="2"><text:bookmark-start text:name="__RefHeading___Toc7805_74958400"/>3.2 : Fonctions de saut de ligne<text:bookmark-end text:name="__RefHeading___Toc7805_74958400"/></text:h>
      <text:h text:style-name="Heading_20_3" text:outline-level="3">3.2.1 :<text:span text:style-name="T295">Fonctions de sauts de ligne selon </text:span><text:span text:style-name="T296">la valeur de la variable </text:span><text:span text:style-name="T129">MAIN_SCRIPT_LOG</text:span></text:h>
      <text:h text:style-name="P14" text:outline-level="4"><text:span text:style-name="T141">N</text:span><text:span text:style-name="T140">ewline</text:span></text:h>
      <text:p text:style-name="P27">Description :</text:p>
      <text:p text:style-name="P71">Cette <text:span text:style-name="T297">fonction </text:span><text:span text:style-name="T298">effectue un saut de ligne </text:span><text:span text:style-name="T299">selon l’utilisation d’un fichier de logs.</text:span></text:p>
      <text:p text:style-name="P28">Paramètre<text:span text:style-name="T300">s</text:span> :</text:p>
      <text:p text:style-name="P72">Aucun paramètre</text:p>
      <text:p text:style-name="P29">Fonctionnement :</text:p>
      <text:p text:style-name="P74"><text:span text:style-name="T282">Étant donné que cette fonction écrit un saut de ligne dans un fichier de logs ou </text:span><text:span text:style-name="T283">sur le terminal, </text:span><text:span text:style-name="T284">il</text:span><text:span text:style-name="T272"> est nécessaire de vérifier </text:span><text:span text:style-name="T273">si </text:span><text:span text:style-name="T274">une valeur est </text:span><text:span text:style-name="T275">enregistrée dans la variable </text:span><text:span text:style-name="T130">MAIN_SCRIPT_LO</text:span><text:span text:style-name="T131">G</text:span><text:span text:style-name="T277">, </text:span><text:span text:style-name="T279">ainsi que dans la variable </text:span><text:span text:style-name="T132">FILE_LOG_PATH</text:span><text:span text:style-name="T281">.</text:span></text:p>
      <text:p text:style-name="P49"><text:span text:style-name="T205">Si</text:span> <text:span text:style-name="T226">la variable </text:span><text:span text:style-name="T125">MAIN_SCRIPT_LO</text:span><text:span text:style-name="T126">G</text:span><text:span text:style-name="T226"> </text:span><text:span text:style-name="T206">OU</text:span><text:span text:style-name="T226"> la variable </text:span><text:span text:style-name="T127">FILE_LOG_PATH</text:span><text:span text:style-name="T226"> ne contien</text:span><text:span text:style-name="T227">nent aucune valeur, </text:span><text:span text:style-name="T207">alors</text:span><text:span text:style-name="T228"> </text:span><text:span text:style-name="T229">la commande </text:span><text:span text:style-name="T159">echo</text:span><text:span text:style-name="T229"> est </text:span><text:span text:style-name="T230">appelée pour </text:span><text:span text:style-name="T302">effectuer un saut de ligne</text:span><text:span text:style-name="T251">.</text:span></text:p>
      <text:p text:style-name="P51"><text:span text:style-name="T205">Sinon</text:span>, <text:span text:style-name="T239">cela suppose qu’une valeur est entrée dans chacune de ces deux variables.</text:span></text:p>
      <text:list xml:id="list232814207990387" text:continue-numbering="true" text:style-name="L7">
        <text:list-item>
          <text:p text:style-name="P75"><text:span text:style-name="T211">Si</text:span><text:span text:style-name="T285"> </text:span><text:span text:style-name="T286">la valeur de la variable </text:span><text:span text:style-name="T130">MAIN_SCRIPT_LO</text:span><text:span text:style-name="T131">G</text:span><text:span text:style-name="T285"> </text:span><text:span text:style-name="T287">correspond à la chaîne de caractères </text:span><text:span text:style-name="T293">« </text:span><text:span text:style-name="T294">log »</text:span><text:span text:style-name="T287">,</text:span><text:span text:style-name="T285"> </text:span><text:span text:style-name="T212">alors</text:span><text:span text:style-name="T288"> </text:span><text:span text:style-name="T289">la </text:span><text:span text:style-name="T290">sortie de la commande </text:span><text:span text:style-name="T160">echo</text:span><text:span text:style-name="T290"> est redirigée</text:span><text:span text:style-name="T291"> vers le fichier de lo</text:span><text:span text:style-name="T292">gs uniquement.</text:span></text:p>
        </text:list-item>
        <text:list-item>
          <text:p text:style-name="P55"><text:span text:style-name="T205">Sinon, si</text:span> <text:span text:style-name="T241">la valeur de la variable </text:span><text:span text:style-name="T125">MAIN_SCRIPT_LO</text:span><text:span text:style-name="T126">G</text:span> <text:span text:style-name="T242">correspond à la chaîne de caractères </text:span><text:span text:style-name="T152">« </text:span><text:span text:style-name="T154">tee</text:span><text:span text:style-name="T153"> »</text:span><text:span text:style-name="T242">,</text:span> <text:span text:style-name="T208">alors</text:span><text:span text:style-name="T231"> </text:span><text:span text:style-name="T233">la </text:span><text:span text:style-name="T303">sortie de la commande </text:span><text:span text:style-name="T159">echo</text:span><text:span text:style-name="T303"> est redirigée</text:span><text:span text:style-name="T235"> vers le </text:span><text:span text:style-name="T237">terminal et vers </text:span><text:span text:style-name="T238">le </text:span><text:span text:style-name="T235">fichier de lo</text:span><text:span text:style-name="T236">gs.</text:span><text:span text:style-name="T232"> </text:span></text:p>
        </text:list-item>
        <text:list-item>
          <text:p text:style-name="P56"><text:span text:style-name="T205">Sinon</text:span>, <text:span text:style-name="T243">un simple message d’erreur est renvoyé, </text:span><text:span text:style-name="T244">avant de quitter la fonction.</text:span></text:p>
        </text:list-item>
      </text:list>
      <text:p text:style-name="P29"><text:soft-page-break/>Utilisation :</text:p>
      <text:p text:style-name="P73">Appelez cette fonction quand vous devez effectuer un saut de ligne.</text:p>
      <text:p text:style-name="P29">Exemple :</text:p>
      <text:p text:style-name="P7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2T23:28:12.313474994</dc:date>
    <meta:editing-duration>PT14H15M38S</meta:editing-duration>
    <meta:editing-cycles>485</meta:editing-cycles>
    <meta:document-statistic meta:table-count="0" meta:image-count="0" meta:object-count="0" meta:page-count="5" meta:paragraph-count="92" meta:word-count="1116" meta:character-count="6893" meta:non-whitespace-character-count="5888"/>
  </office:meta>
</office:document-meta>
</file>